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1.5409in"/>
    </style:style>
    <style:style style:name="co3" style:family="table-column">
      <style:table-column-properties fo:break-before="auto" style:column-width="1.728in"/>
    </style:style>
    <style:style style:name="co4" style:family="table-column">
      <style:table-column-properties fo:break-before="auto" style:column-width="1.4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193in" fo:break-before="auto" style:use-optimal-row-height="false"/>
    </style:style>
    <style:style style:name="ta1" style:family="table" style:master-page-name="PageStyle_5f_Люди">
      <style:table-properties table:display="true" style:writing-mode="lr-tb"/>
    </style:style>
    <style:style style:name="ta2" style:family="table" style:master-page-name="PageStyle_5f_Родственные_20_связи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юд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1" table:number-columns-repeated="1638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Фамилия ИО</text:p>
          </table:table-cell>
          <table:table-cell table:style-name="ce1" office:value-type="string" calcext:value-type="string">
            <text:p>Пол</text:p>
          </table:table-cell>
          <table:table-cell table:style-name="ce1" office:value-type="string" calcext:value-type="string">
            <text:p>Город рождения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Сокол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Золот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Ефремо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Гус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Громова Н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Воронин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Румянце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Воробьев М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Ивано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Макее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Павл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Коновалова А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Евдоким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Фомин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Сорокина М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Кузьмин Я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Николае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Еремин А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Козл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Андриано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Никонова К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Поляко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Волкова С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Кондратьев М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Зуев И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Зуе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Фомиче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Петр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Алексеев И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Крючков А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Львова С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Румянцев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Колесо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Горелов Г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Головина Т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Лопатин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Лапина Е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Комарова Е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Федор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Румянц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Мурат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Кириллова С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Богомолов К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Белик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Попов Н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Касаткин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Федот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Крылов А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Виноградов К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Зайцева Я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Ерш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Григорьева Д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Егоро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Шубин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Алексеев Н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Лаврентье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Лебедева М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Иван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Яковле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Коротко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Смирно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Климова В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Иванова В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Гусева Е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Ждан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Соловьев И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Козл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Ершова В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Абрам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Ежова Э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Блинова П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Сергеев Т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Аким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Жаро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Новикова Н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Михайл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Смирно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Ильин П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Зайцев Е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Соколов С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Кулагина С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Смирнов Л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Андреев Л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Зайцева Е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Никулина С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Терехов И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Семен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Федосе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Мартынова А. О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Сокол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Борисова В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Нестер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Поляков А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Ивано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Воробьева И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Акимова М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Коновал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Кочет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Гущин Я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Макаро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Костин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Сахаров И. З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Сальнико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Галкин К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Богданов М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Калинин Д. О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Казак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Платонов Д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Комарова А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Кудрявце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Зиновьева Е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Александр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Крылов С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Жук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Васильев Г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Ефимов И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Герасимо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Захарова Н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Ларионов И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Филиппова Д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Михайлов Т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Минаев Р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Алешин Д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Егоров Э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Смирн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Новик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Жаров Д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Сахар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Клюева В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Баранов М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Фролова Е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Шаповалова Е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Ушак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Юдин К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Котова З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Гущина Я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Зайце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Кондратьева П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Лазарев Р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Виноградов И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Аким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Калинин Ф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Молчанова В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Иванов А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Игнатьева Н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Хохлова Е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Борисов Е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Иванова С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Егорова В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Степанов И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Комар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Федотова Я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Леонтьев Н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Александров В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Селезне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Гаврилова Л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Жуко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Аксен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Ильин Ф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Анисим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Суворо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Лапина С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Горбаче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Колесников Н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Дмитриев А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Гусева К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Иванова З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Романов Р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Юдина Е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Балашо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Жданов Г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Исае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Семен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Петров М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Дмитриев А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Богданова Л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Князе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Соколов Д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Ермак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Никитин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Мухин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Данилова В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Захар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Калинин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Баран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Миронова Т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Петрова Я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Сурков М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Воробьев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Захаров Г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Майоров И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Круглова В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Трошин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Волков Р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Никитин Л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Бело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Максим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Козлова В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Волкова М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Малышев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Иван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Горюнов Т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Ильин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Гусева Е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Еремин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Ермолов А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Потапов К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Серге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Никитин И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Андреева К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Черныше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Герасимов И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Столяров Ф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Черно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Киселева Е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Назаров С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Лаврентье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Шестаков Д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Васильева Ф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Карасе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Ершова И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Архипова Е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Ильина Е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Малышев Г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Русако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Горюнов Ф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Зубков Д. З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Осипов М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Власо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Толкачева Н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Стариков М. Ю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Ларин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Мальцев Н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Герасимов А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Захарова М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Сухаре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Иванов Ю. Э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Белова Е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Новиков М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Тимофеев Д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Комаров Т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Моисее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Поляк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Лосе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Осип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Егорова Е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Петров Л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Матвеев М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Филиппова З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Зуева С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Жданов М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Соколова М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Кочет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Яковлев Я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Корнилова Я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Смирнова У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Румянцев И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Семенов Л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Грибова П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Иванова Е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Матвеев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Тихон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Фирсов Ф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Матвеева И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Орлов А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Павл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Кожевникова Н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Иван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Панфилов А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Корнеева В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Софронова П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Константинова К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Сухов Р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office:value-type="string" calcext:value-type="string">
            <text:p>Жданова Е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Попова Е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Медвед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Казаков И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Суханова В. Б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Орлов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Семенова А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Федото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Зуева С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Корнеев В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Софронов С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Беляков Т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Шувалов К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Кольцов Ф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Уткин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Потап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Некрасов И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Симонов В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Беляева Е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Коровина Я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Ждан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Платонова Д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Захарова А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Соколов Г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Мещеряк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Степанов К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Пантелеев С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Виноградова Н. Б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Боброва М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Гусе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Лебедев П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Орлов М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Козин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Михайло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Крыло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Давыдова Д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Иван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Архипов М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Моисее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Ворон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Леонтьева Е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Колпаков Ф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Карп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Колос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Алексеев Т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Кузнецов Б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Березин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Медведе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Тихомиров М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Терехов А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Тимофеев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Пименов Д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Захаров С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Никитин М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Алексеева С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Кузнецова М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Иванова И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Черныше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Сорокин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Дмитриев Г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Александров Я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Калинин М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Сергее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Давыдова А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Волкова Д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Влас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Дементьева П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Морозов Б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Лукин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Потап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Цветков И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Климова К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Дроздов Г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Филипп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Михее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Сорокин Г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Селезнев К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Сергеева М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Мельников С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Андреева А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Короле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Воронцова В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Тихомир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Петр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Некрасов К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Иванов П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Козлов Е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Кочеткова М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Тито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Иванов И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Федоро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Лазарев Я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Большакова П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Цветкова М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Кузина К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Назар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Харитонова П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Русанова Е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Нефедова К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Власов А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Поликарп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Моргун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Павлов И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Семено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Андрее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Герасимов Э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Воронин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Гришин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Логинова В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Зуев Р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Кузнецов М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Савицкая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Шаповалова Е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Сальников П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Аге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Еремина Ф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Карп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Кондратье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Крылов С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Лебедева К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Кулак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Бык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Ерофее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office:value-type="string" calcext:value-type="string">
            <text:p>Пантелее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Белов А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Кот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Шил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office:value-type="string" calcext:value-type="string">
            <text:p>Ежов И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Нос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office:value-type="string" calcext:value-type="string">
            <text:p>Новиков Н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office:value-type="string" calcext:value-type="string">
            <text:p>Малышев С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office:value-type="string" calcext:value-type="string">
            <text:p>Захарова С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office:value-type="string" calcext:value-type="string">
            <text:p>Петрова В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office:value-type="string" calcext:value-type="string">
            <text:p>Карпова Д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office:value-type="string" calcext:value-type="string">
            <text:p>Прохоров К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office:value-type="string" calcext:value-type="string">
            <text:p>Коновал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office:value-type="string" calcext:value-type="string">
            <text:p>Королева П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office:value-type="string" calcext:value-type="string">
            <text:p>Дьяков Е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office:value-type="string" calcext:value-type="string">
            <text:p>Смирнов Э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office:value-type="string" calcext:value-type="string">
            <text:p>Ефимова П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office:value-type="string" calcext:value-type="string">
            <text:p>Савин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office:value-type="string" calcext:value-type="string">
            <text:p>Троицкий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office:value-type="string" calcext:value-type="string">
            <text:p>Карпо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office:value-type="string" calcext:value-type="string">
            <text:p>Савельев Я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office:value-type="string" calcext:value-type="string">
            <text:p>Семено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office:value-type="string" calcext:value-type="string">
            <text:p>Сорокин В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office:value-type="string" calcext:value-type="string">
            <text:p>Кузнец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office:value-type="string" calcext:value-type="string">
            <text:p>Марк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Сергеев И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office:value-type="string" calcext:value-type="string">
            <text:p>Майорова А. Б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office:value-type="string" calcext:value-type="string">
            <text:p>Седова М. О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office:value-type="string" calcext:value-type="string">
            <text:p>Петр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office:value-type="string" calcext:value-type="string">
            <text:p>Цветко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office:value-type="string" calcext:value-type="string">
            <text:p>Федотова А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office:value-type="string" calcext:value-type="string">
            <text:p>Анисимова Э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office:value-type="string" calcext:value-type="string">
            <text:p>Вавил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office:value-type="string" calcext:value-type="string">
            <text:p>Сорокина Н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office:value-type="string" calcext:value-type="string">
            <text:p>Вавил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office:value-type="string" calcext:value-type="string">
            <text:p>Крылов А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office:value-type="string" calcext:value-type="string">
            <text:p>Зуева А. Б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office:value-type="string" calcext:value-type="string">
            <text:p>Осипова К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office:value-type="string" calcext:value-type="string">
            <text:p>Сед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office:value-type="string" calcext:value-type="string">
            <text:p>Белоус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office:value-type="string" calcext:value-type="string">
            <text:p>Афанасьева А. О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office:value-type="string" calcext:value-type="string">
            <text:p>Ананьев Д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office:value-type="string" calcext:value-type="string">
            <text:p>Никулин В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office:value-type="string" calcext:value-type="string">
            <text:p>Гуляев Д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office:value-type="string" calcext:value-type="string">
            <text:p>Герасим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office:value-type="string" calcext:value-type="string">
            <text:p>Чумако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office:value-type="string" calcext:value-type="string">
            <text:p>Трофимо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office:value-type="string" calcext:value-type="string">
            <text:p>Борисов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office:value-type="string" calcext:value-type="string">
            <text:p>Семен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office:value-type="string" calcext:value-type="string">
            <text:p>Кузнецов А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office:value-type="string" calcext:value-type="string">
            <text:p>Рубц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office:value-type="string" calcext:value-type="string">
            <text:p>Попов М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office:value-type="string" calcext:value-type="string">
            <text:p>Наумов Т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Барано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office:value-type="string" calcext:value-type="string">
            <text:p>Лукин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office:value-type="string" calcext:value-type="string">
            <text:p>Сафонов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office:value-type="string" calcext:value-type="string">
            <text:p>Игнатье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office:value-type="string" calcext:value-type="string">
            <text:p>Емельян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office:value-type="string" calcext:value-type="string">
            <text:p>Зайцев И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office:value-type="string" calcext:value-type="string">
            <text:p>Александрова Е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office:value-type="string" calcext:value-type="string">
            <text:p>Виноградова С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office:value-type="string" calcext:value-type="string">
            <text:p>Агап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office:value-type="string" calcext:value-type="string">
            <text:p>Савельева Д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office:value-type="string" calcext:value-type="string">
            <text:p>Соболев Ф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office:value-type="string" calcext:value-type="string">
            <text:p>Маркин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office:value-type="string" calcext:value-type="string">
            <text:p>Кудрявце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office:value-type="string" calcext:value-type="string">
            <text:p>Яковлев Я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office:value-type="string" calcext:value-type="string">
            <text:p>Евсеев В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office:value-type="string" calcext:value-type="string">
            <text:p>Семен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office:value-type="string" calcext:value-type="string">
            <text:p>Захар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office:value-type="string" calcext:value-type="string">
            <text:p>Шмел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office:value-type="string" calcext:value-type="string">
            <text:p>Семенова М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office:value-type="string" calcext:value-type="string">
            <text:p>Граче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Большаков М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office:value-type="string" calcext:value-type="string">
            <text:p>Леонова Е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office:value-type="string" calcext:value-type="string">
            <text:p>Кузнец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office:value-type="string" calcext:value-type="string">
            <text:p>Сафон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office:value-type="string" calcext:value-type="string">
            <text:p>Сергеева Е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office:value-type="string" calcext:value-type="string">
            <text:p>Аксен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office:value-type="string" calcext:value-type="string">
            <text:p>Балаш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office:value-type="string" calcext:value-type="string">
            <text:p>Суханов Я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office:value-type="string" calcext:value-type="string">
            <text:p>Рудак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office:value-type="string" calcext:value-type="string">
            <text:p>Ермак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office:value-type="string" calcext:value-type="string">
            <text:p>Сахар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office:value-type="string" calcext:value-type="string">
            <text:p>Тарас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office:value-type="string" calcext:value-type="string">
            <text:p>Соловьева М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office:value-type="string" calcext:value-type="string">
            <text:p>Сидор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office:value-type="string" calcext:value-type="string">
            <text:p>Данилов А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office:value-type="string" calcext:value-type="string">
            <text:p>Попов К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office:value-type="string" calcext:value-type="string">
            <text:p>Смирн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office:value-type="string" calcext:value-type="string">
            <text:p>Скворц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office:value-type="string" calcext:value-type="string">
            <text:p>Зайц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office:value-type="string" calcext:value-type="string">
            <text:p>Жуков Т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office:value-type="string" calcext:value-type="string">
            <text:p>Степанов Т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office:value-type="string" calcext:value-type="string">
            <text:p>Захаров Н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office:value-type="string" calcext:value-type="string">
            <text:p>Хохлов В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office:value-type="string" calcext:value-type="string">
            <text:p>Карпов Ф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office:value-type="string" calcext:value-type="string">
            <text:p>Майоров П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office:value-type="string" calcext:value-type="string">
            <text:p>Захаро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office:value-type="string" calcext:value-type="string">
            <text:p>Орлова С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office:value-type="string" calcext:value-type="string">
            <text:p>Степано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office:value-type="string" calcext:value-type="string">
            <text:p>Постникова С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office:value-type="string" calcext:value-type="string">
            <text:p>Киселев В. Э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Лукин Ф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office:value-type="string" calcext:value-type="string">
            <text:p>Галкин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office:value-type="string" calcext:value-type="string">
            <text:p>Румянце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office:value-type="string" calcext:value-type="string">
            <text:p>Беляе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office:value-type="string" calcext:value-type="string">
            <text:p>Колесник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office:value-type="string" calcext:value-type="string">
            <text:p>Овсянник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office:value-type="string" calcext:value-type="string">
            <text:p>Федоров П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office:value-type="string" calcext:value-type="string">
            <text:p>Данилова Н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office:value-type="string" calcext:value-type="string">
            <text:p>Аксен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office:value-type="string" calcext:value-type="string">
            <text:p>Родион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office:value-type="string" calcext:value-type="string">
            <text:p>Чернышев С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office:value-type="string" calcext:value-type="string">
            <text:p>Алешин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string" calcext:value-type="string">
            <text:p>Макар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office:value-type="string" calcext:value-type="string">
            <text:p>Иванов Т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office:value-type="string" calcext:value-type="string">
            <text:p>Зайце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office:value-type="string" calcext:value-type="string">
            <text:p>Филатов П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office:value-type="string" calcext:value-type="string">
            <text:p>Алексеев М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office:value-type="string" calcext:value-type="string">
            <text:p>Андриан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office:value-type="string" calcext:value-type="string">
            <text:p>Зорин Я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office:value-type="string" calcext:value-type="string">
            <text:p>Лавр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office:value-type="string" calcext:value-type="string">
            <text:p>Гаврил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office:value-type="string" calcext:value-type="string">
            <text:p>Тимофее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office:value-type="string" calcext:value-type="string">
            <text:p>Свиридова В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office:value-type="string" calcext:value-type="string">
            <text:p>Николаев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office:value-type="string" calcext:value-type="string">
            <text:p>Черкас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office:value-type="string" calcext:value-type="string">
            <text:p>Зорин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office:value-type="string" calcext:value-type="string">
            <text:p>Савин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office:value-type="string" calcext:value-type="string">
            <text:p>Панов Е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office:value-type="string" calcext:value-type="string">
            <text:p>Данил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office:value-type="string" calcext:value-type="string">
            <text:p>Орлова С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office:value-type="string" calcext:value-type="string">
            <text:p>Суворов К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office:value-type="string" calcext:value-type="string">
            <text:p>Лукин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office:value-type="string" calcext:value-type="string">
            <text:p>Смирнов Т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office:value-type="string" calcext:value-type="string">
            <text:p>Симон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office:value-type="string" calcext:value-type="string">
            <text:p>Артамоно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office:value-type="string" calcext:value-type="string">
            <text:p>Черно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office:value-type="string" calcext:value-type="string">
            <text:p>Зайце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office:value-type="string" calcext:value-type="string">
            <text:p>Ковалев К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office:value-type="string" calcext:value-type="string">
            <text:p>Быкова У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Савин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office:value-type="string" calcext:value-type="string">
            <text:p>Гусев Р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office:value-type="string" calcext:value-type="string">
            <text:p>Гром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office:value-type="string" calcext:value-type="string">
            <text:p>Парфен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office:value-type="string" calcext:value-type="string">
            <text:p>Смирнов Р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office:value-type="string" calcext:value-type="string">
            <text:p>Фомин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office:value-type="string" calcext:value-type="string">
            <text:p>Никифоров Л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office:value-type="string" calcext:value-type="string">
            <text:p>Кузин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office:value-type="string" calcext:value-type="string">
            <text:p>Юдин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office:value-type="string" calcext:value-type="string">
            <text:p>Новик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office:value-type="string" calcext:value-type="string">
            <text:p>Успенская К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office:value-type="string" calcext:value-type="string">
            <text:p>Соболев Е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office:value-type="string" calcext:value-type="string">
            <text:p>Роман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office:value-type="string" calcext:value-type="string">
            <text:p>Харитон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office:value-type="string" calcext:value-type="string">
            <text:p>Лебеде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office:value-type="string" calcext:value-type="string">
            <text:p>Булгак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office:value-type="string" calcext:value-type="string">
            <text:p>Григорье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office:value-type="string" calcext:value-type="string">
            <text:p>Дорофее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office:value-type="string" calcext:value-type="string">
            <text:p>Кудряшов А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office:value-type="string" calcext:value-type="string">
            <text:p>Громова У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office:value-type="string" calcext:value-type="string">
            <text:p>Русанов С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office:value-type="string" calcext:value-type="string">
            <text:p>Островский С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office:value-type="string" calcext:value-type="string">
            <text:p>Захаро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office:value-type="string" calcext:value-type="string">
            <text:p>Николаев К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office:value-type="string" calcext:value-type="string">
            <text:p>Сергеев С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office:value-type="string" calcext:value-type="string">
            <text:p>Жук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office:value-type="string" calcext:value-type="string">
            <text:p>Кулешов М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office:value-type="string" calcext:value-type="string">
            <text:p>Дубинин А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office:value-type="string" calcext:value-type="string">
            <text:p>Бел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office:value-type="string" calcext:value-type="string">
            <text:p>Виноград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office:value-type="string" calcext:value-type="string">
            <text:p>Орехов В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office:value-type="string" calcext:value-type="string">
            <text:p>Петров Ф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office:value-type="string" calcext:value-type="string">
            <text:p>Петрова В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office:value-type="string" calcext:value-type="string">
            <text:p>Маслов Г. Ю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office:value-type="string" calcext:value-type="string">
            <text:p>Третьякова Ю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office:value-type="string" calcext:value-type="string">
            <text:p>Петровская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office:value-type="string" calcext:value-type="string">
            <text:p>Лебедев Л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office:value-type="string" calcext:value-type="string">
            <text:p>Осипов Р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office:value-type="string" calcext:value-type="string">
            <text:p>Лебедев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office:value-type="string" calcext:value-type="string">
            <text:p>Фадеев С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office:value-type="string" calcext:value-type="string">
            <text:p>Копылов Г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office:value-type="string" calcext:value-type="string">
            <text:p>Лаптев Н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office:value-type="string" calcext:value-type="string">
            <text:p>Андрианов С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office:value-type="string" calcext:value-type="string">
            <text:p>Горюнов Г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office:value-type="string" calcext:value-type="string">
            <text:p>Васильева М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office:value-type="string" calcext:value-type="string">
            <text:p>Сидоров Д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office:value-type="string" calcext:value-type="string">
            <text:p>Гусев Г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office:value-type="string" calcext:value-type="string">
            <text:p>Михайлова И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office:value-type="string" calcext:value-type="string">
            <text:p>Иванов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office:value-type="string" calcext:value-type="string">
            <text:p>Полякова Е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office:value-type="string" calcext:value-type="string">
            <text:p>Балашов Р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office:value-type="string" calcext:value-type="string">
            <text:p>Сергеев Г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office:value-type="string" calcext:value-type="string">
            <text:p>Поляков А. Ю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office:value-type="string" calcext:value-type="string">
            <text:p>Егоров Н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office:value-type="string" calcext:value-type="string">
            <text:p>Блинов И. Э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office:value-type="string" calcext:value-type="string">
            <text:p>Федосее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office:value-type="string" calcext:value-type="string">
            <text:p>Андрее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office:value-type="string" calcext:value-type="string">
            <text:p>Макар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office:value-type="string" calcext:value-type="string">
            <text:p>Медведе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office:value-type="string" calcext:value-type="string">
            <text:p>Фроло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office:value-type="string" calcext:value-type="string">
            <text:p>Васильев Т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office:value-type="string" calcext:value-type="string">
            <text:p>Зайце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office:value-type="string" calcext:value-type="string">
            <text:p>Ушакова Е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office:value-type="string" calcext:value-type="string">
            <text:p>Потап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office:value-type="string" calcext:value-type="string">
            <text:p>Касьянов Е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office:value-type="string" calcext:value-type="string">
            <text:p>Панина К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office:value-type="string" calcext:value-type="string">
            <text:p>Золотаре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office:value-type="string" calcext:value-type="string">
            <text:p>Широк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office:value-type="string" calcext:value-type="string">
            <text:p>Морозова У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office:value-type="string" calcext:value-type="string">
            <text:p>Харитон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office:value-type="string" calcext:value-type="string">
            <text:p>Захаров Б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office:value-type="string" calcext:value-type="string">
            <text:p>Журавле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office:value-type="string" calcext:value-type="string">
            <text:p>Прохоров М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office:value-type="string" calcext:value-type="string">
            <text:p>Сергеев И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office:value-type="string" calcext:value-type="string">
            <text:p>Капустин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office:value-type="string" calcext:value-type="string">
            <text:p>Демин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office:value-type="string" calcext:value-type="string">
            <text:p>Трошина К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office:value-type="string" calcext:value-type="string">
            <text:p>Малыше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office:value-type="string" calcext:value-type="string">
            <text:p>Панфилова С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office:value-type="string" calcext:value-type="string">
            <text:p>Лебедева М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office:value-type="string" calcext:value-type="string">
            <text:p>Попова В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office:value-type="string" calcext:value-type="string">
            <text:p>Антон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office:value-type="string" calcext:value-type="string">
            <text:p>Филипп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office:value-type="string" calcext:value-type="string">
            <text:p>Волк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office:value-type="string" calcext:value-type="string">
            <text:p>Маркин М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office:value-type="string" calcext:value-type="string">
            <text:p>Васильев Н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office:value-type="string" calcext:value-type="string">
            <text:p>Свиридова П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office:value-type="string" calcext:value-type="string">
            <text:p>Гусева Д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office:value-type="string" calcext:value-type="string">
            <text:p>Комаро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office:value-type="string" calcext:value-type="string">
            <text:p>Смирно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office:value-type="string" calcext:value-type="string">
            <text:p>Булат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office:value-type="string" calcext:value-type="string">
            <text:p>Толкачев Н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office:value-type="string" calcext:value-type="string">
            <text:p>Покровский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office:value-type="string" calcext:value-type="string">
            <text:p>Морозов Г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office:value-type="string" calcext:value-type="string">
            <text:p>Николае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office:value-type="string" calcext:value-type="string">
            <text:p>Звере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office:value-type="string" calcext:value-type="string">
            <text:p>Мельник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office:value-type="string" calcext:value-type="string">
            <text:p>Егоров М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office:value-type="string" calcext:value-type="string">
            <text:p>Карпов Т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office:value-type="string" calcext:value-type="string">
            <text:p>Данил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office:value-type="string" calcext:value-type="string">
            <text:p>Антипова П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office:value-type="string" calcext:value-type="string">
            <text:p>Денисов Е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office:value-type="string" calcext:value-type="string">
            <text:p>Ефим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office:value-type="string" calcext:value-type="string">
            <text:p>Василье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office:value-type="string" calcext:value-type="string">
            <text:p>Максимова М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office:value-type="string" calcext:value-type="string">
            <text:p>Андреев К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office:value-type="string" calcext:value-type="string">
            <text:p>Князев В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office:value-type="string" calcext:value-type="string">
            <text:p>Платонова Е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office:value-type="string" calcext:value-type="string">
            <text:p>Комиссаров П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office:value-type="string" calcext:value-type="string">
            <text:p>Поп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office:value-type="string" calcext:value-type="string">
            <text:p>Владимирова Д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office:value-type="string" calcext:value-type="string">
            <text:p>Рудаков С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office:value-type="string" calcext:value-type="string">
            <text:p>Данил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office:value-type="string" calcext:value-type="string">
            <text:p>Горшк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office:value-type="string" calcext:value-type="string">
            <text:p>Белоус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office:value-type="string" calcext:value-type="string">
            <text:p>Соловье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office:value-type="string" calcext:value-type="string">
            <text:p>Александрова А. Э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office:value-type="string" calcext:value-type="string">
            <text:p>Родион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office:value-type="string" calcext:value-type="string">
            <text:p>Романова Е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office:value-type="string" calcext:value-type="string">
            <text:p>Смирнов А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office:value-type="string" calcext:value-type="string">
            <text:p>Колесник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office:value-type="string" calcext:value-type="string">
            <text:p>Фомин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office:value-type="string" calcext:value-type="string">
            <text:p>Гришин М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office:value-type="string" calcext:value-type="string">
            <text:p>Степанов Д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office:value-type="string" calcext:value-type="string">
            <text:p>Никола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office:value-type="string" calcext:value-type="string">
            <text:p>Васильев Д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office:value-type="string" calcext:value-type="string">
            <text:p>Виноградов Д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office:value-type="string" calcext:value-type="string">
            <text:p>Быкова М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office:value-type="string" calcext:value-type="string">
            <text:p>Фролов Р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office:value-type="string" calcext:value-type="string">
            <text:p>Ларион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office:value-type="string" calcext:value-type="string">
            <text:p>Самсон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office:value-type="string" calcext:value-type="string">
            <text:p>Ильин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office:value-type="string" calcext:value-type="string">
            <text:p>Тарас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office:value-type="string" calcext:value-type="string">
            <text:p>Степан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office:value-type="string" calcext:value-type="string">
            <text:p>Кузнецова Д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office:value-type="string" calcext:value-type="string">
            <text:p>Вавил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office:value-type="string" calcext:value-type="string">
            <text:p>Дмитрие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office:value-type="string" calcext:value-type="string">
            <text:p>Вешняк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office:value-type="string" calcext:value-type="string">
            <text:p>Мороз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office:value-type="string" calcext:value-type="string">
            <text:p>Мельников Л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office:value-type="string" calcext:value-type="string">
            <text:p>Крылов Л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office:value-type="string" calcext:value-type="string">
            <text:p>Долг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office:value-type="string" calcext:value-type="string">
            <text:p>Харитон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office:value-type="string" calcext:value-type="string">
            <text:p>Николае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office:value-type="string" calcext:value-type="string">
            <text:p>Мартынов Л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office:value-type="string" calcext:value-type="string">
            <text:p>Капустина С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office:value-type="string" calcext:value-type="string">
            <text:p>Лапте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office:value-type="string" calcext:value-type="string">
            <text:p>Семенов А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office:value-type="string" calcext:value-type="string">
            <text:p>Степанова М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office:value-type="string" calcext:value-type="string">
            <text:p>Васильева С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office:value-type="string" calcext:value-type="string">
            <text:p>Ивано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office:value-type="string" calcext:value-type="string">
            <text:p>Зуева Е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office:value-type="string" calcext:value-type="string">
            <text:p>Кузнецова У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office:value-type="string" calcext:value-type="string">
            <text:p>Андреева Д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office:value-type="string" calcext:value-type="string">
            <text:p>Уткин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office:value-type="string" calcext:value-type="string">
            <text:p>Крылов Г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office:value-type="string" calcext:value-type="string">
            <text:p>Андриан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office:value-type="string" calcext:value-type="string">
            <text:p>Петро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office:value-type="string" calcext:value-type="string">
            <text:p>Макар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office:value-type="string" calcext:value-type="string">
            <text:p>Широко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Селиванов М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Николае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office:value-type="string" calcext:value-type="string">
            <text:p>Костина О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office:value-type="string" calcext:value-type="string">
            <text:p>Орлова П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office:value-type="string" calcext:value-type="string">
            <text:p>Герасим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office:value-type="string" calcext:value-type="string">
            <text:p>Вавилов М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office:value-type="string" calcext:value-type="string">
            <text:p>Глебов В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office:value-type="string" calcext:value-type="string">
            <text:p>Ширяева П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office:value-type="string" calcext:value-type="string">
            <text:p>Чеснокова А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office:value-type="string" calcext:value-type="string">
            <text:p>Трифонов П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office:value-type="string" calcext:value-type="string">
            <text:p>Иванова Ю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office:value-type="string" calcext:value-type="string">
            <text:p>Сергеева М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office:value-type="string" calcext:value-type="string">
            <text:p>Савельева Е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office:value-type="string" calcext:value-type="string">
            <text:p>Пугачева В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office:value-type="string" calcext:value-type="string">
            <text:p>Кузнецов К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office:value-type="string" calcext:value-type="string">
            <text:p>Демьянов С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office:value-type="string" calcext:value-type="string">
            <text:p>Ковале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office:value-type="string" calcext:value-type="string">
            <text:p>Шаповал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office:value-type="string" calcext:value-type="string">
            <text:p>Ермил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office:value-type="string" calcext:value-type="string">
            <text:p>Лукьянов П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office:value-type="string" calcext:value-type="string">
            <text:p>Симонов Г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office:value-type="string" calcext:value-type="string">
            <text:p>Успенский М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office:value-type="string" calcext:value-type="string">
            <text:p>Воронов А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office:value-type="string" calcext:value-type="string">
            <text:p>Блохин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office:value-type="string" calcext:value-type="string">
            <text:p>Назаров П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office:value-type="string" calcext:value-type="string">
            <text:p>Калинин Н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office:value-type="string" calcext:value-type="string">
            <text:p>Андрее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office:value-type="string" calcext:value-type="string">
            <text:p>Владимир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office:value-type="string" calcext:value-type="string">
            <text:p>Бочар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office:value-type="string" calcext:value-type="string">
            <text:p>Семено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office:value-type="string" calcext:value-type="string">
            <text:p>Козлова С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office:value-type="string" calcext:value-type="string">
            <text:p>Мельник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office:value-type="string" calcext:value-type="string">
            <text:p>Семина А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office:value-type="string" calcext:value-type="string">
            <text:p>Сорокин Г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office:value-type="string" calcext:value-type="string">
            <text:p>Волкова П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office:value-type="string" calcext:value-type="string">
            <text:p>Харитон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office:value-type="string" calcext:value-type="string">
            <text:p>Старико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office:value-type="string" calcext:value-type="string">
            <text:p>Андрее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office:value-type="string" calcext:value-type="string">
            <text:p>Соловье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office:value-type="string" calcext:value-type="string">
            <text:p>Колесов А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office:value-type="string" calcext:value-type="string">
            <text:p>Баженова В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office:value-type="string" calcext:value-type="string">
            <text:p>Никитин А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office:value-type="string" calcext:value-type="string">
            <text:p>Баженов Н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office:value-type="string" calcext:value-type="string">
            <text:p>Петрова Е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office:value-type="string" calcext:value-type="string">
            <text:p>Гусев В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office:value-type="string" calcext:value-type="string">
            <text:p>Прокофьева Т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office:value-type="string" calcext:value-type="string">
            <text:p>Смирн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office:value-type="string" calcext:value-type="string">
            <text:p>Кузнецо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office:value-type="string" calcext:value-type="string">
            <text:p>Попова Н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office:value-type="string" calcext:value-type="string">
            <text:p>Моргунов Д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office:value-type="string" calcext:value-type="string">
            <text:p>Иванова М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Медведева В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office:value-type="string" calcext:value-type="string">
            <text:p>Добрынин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office:value-type="string" calcext:value-type="string">
            <text:p>Дмитриева В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office:value-type="string" calcext:value-type="string">
            <text:p>Артемов Г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office:value-type="string" calcext:value-type="string">
            <text:p>Степанов М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office:value-type="string" calcext:value-type="string">
            <text:p>Рыжова С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office:value-type="string" calcext:value-type="string">
            <text:p>Черных В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office:value-type="string" calcext:value-type="string">
            <text:p>Постник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office:value-type="string" calcext:value-type="string">
            <text:p>Денис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office:value-type="string" calcext:value-type="string">
            <text:p>Ширяе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office:value-type="string" calcext:value-type="string">
            <text:p>Данил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office:value-type="string" calcext:value-type="string">
            <text:p>Сергеев Я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office:value-type="string" calcext:value-type="string">
            <text:p>Макар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office:value-type="string" calcext:value-type="string">
            <text:p>Любим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office:value-type="string" calcext:value-type="string">
            <text:p>Зорин П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office:value-type="string" calcext:value-type="string">
            <text:p>Бык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office:value-type="string" calcext:value-type="string">
            <text:p>Носков Н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office:value-type="string" calcext:value-type="string">
            <text:p>Свешникова М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office:value-type="string" calcext:value-type="string">
            <text:p>Кузнецова Ю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office:value-type="string" calcext:value-type="string">
            <text:p>Кондратьева М. Ю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office:value-type="string" calcext:value-type="string">
            <text:p>Кузьмина П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office:value-type="string" calcext:value-type="string">
            <text:p>Федот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office:value-type="string" calcext:value-type="string">
            <text:p>Никитин И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office:value-type="string" calcext:value-type="string">
            <text:p>Куприянов К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office:value-type="string" calcext:value-type="string">
            <text:p>Кузнецов Л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office:value-type="string" calcext:value-type="string">
            <text:p>Суркова М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office:value-type="string" calcext:value-type="string">
            <text:p>Корнеева К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office:value-type="string" calcext:value-type="string">
            <text:p>Казанцев Я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office:value-type="string" calcext:value-type="string">
            <text:p>Котов В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office:value-type="string" calcext:value-type="string">
            <text:p>Нестерова С. Б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office:value-type="string" calcext:value-type="string">
            <text:p>Майоров Д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office:value-type="string" calcext:value-type="string">
            <text:p>Князе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office:value-type="string" calcext:value-type="string">
            <text:p>Яковлев А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office:value-type="string" calcext:value-type="string">
            <text:p>Петров А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office:value-type="string" calcext:value-type="string">
            <text:p>Шевелев Р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office:value-type="string" calcext:value-type="string">
            <text:p>Андриан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office:value-type="string" calcext:value-type="string">
            <text:p>Ларион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office:value-type="string" calcext:value-type="string">
            <text:p>Макар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office:value-type="string" calcext:value-type="string">
            <text:p>Калмыкова М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office:value-type="string" calcext:value-type="string">
            <text:p>Калугин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office:value-type="string" calcext:value-type="string">
            <text:p>Носк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office:value-type="string" calcext:value-type="string">
            <text:p>Савин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office:value-type="string" calcext:value-type="string">
            <text:p>Агафон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office:value-type="string" calcext:value-type="string">
            <text:p>Соколо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office:value-type="string" calcext:value-type="string">
            <text:p>Гончаров Д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office:value-type="string" calcext:value-type="string">
            <text:p>Дегтярев Т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office:value-type="string" calcext:value-type="string">
            <text:p>Беляев К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office:value-type="string" calcext:value-type="string">
            <text:p>Калинин Я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office:value-type="string" calcext:value-type="string">
            <text:p>Дорофеев Д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office:value-type="string" calcext:value-type="string">
            <text:p>Гордеев С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Ильинская С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office:value-type="string" calcext:value-type="string">
            <text:p>Кулик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office:value-type="string" calcext:value-type="string">
            <text:p>Поляко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office:value-type="string" calcext:value-type="string">
            <text:p>Алексеев Р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office:value-type="string" calcext:value-type="string">
            <text:p>Фадеев Д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office:value-type="string" calcext:value-type="string">
            <text:p>Гончар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office:value-type="string" calcext:value-type="string">
            <text:p>Тарасова Е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office:value-type="string" calcext:value-type="string">
            <text:p>Никулин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office:value-type="string" calcext:value-type="string">
            <text:p>Румянцев М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office:value-type="string" calcext:value-type="string">
            <text:p>Бел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office:value-type="string" calcext:value-type="string">
            <text:p>Колесников Р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office:value-type="string" calcext:value-type="string">
            <text:p>Кузьмин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office:value-type="string" calcext:value-type="string">
            <text:p>Зиновье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office:value-type="string" calcext:value-type="string">
            <text:p>Швецов Д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office:value-type="string" calcext:value-type="string">
            <text:p>Сафонова П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office:value-type="string" calcext:value-type="string">
            <text:p>Еремин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office:value-type="string" calcext:value-type="string">
            <text:p>Власов Г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office:value-type="string" calcext:value-type="string">
            <text:p>Комаров М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office:value-type="string" calcext:value-type="string">
            <text:p>Орлов М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office:value-type="string" calcext:value-type="string">
            <text:p>Ситников С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office:value-type="string" calcext:value-type="string">
            <text:p>Кузнецова С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office:value-type="string" calcext:value-type="string">
            <text:p>Борисова Д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office:value-type="string" calcext:value-type="string">
            <text:p>Богданов В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office:value-type="string" calcext:value-type="string">
            <text:p>Николаев Р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office:value-type="string" calcext:value-type="string">
            <text:p>Иванов В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office:value-type="string" calcext:value-type="string">
            <text:p>Федоро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office:value-type="string" calcext:value-type="string">
            <text:p>Кулешо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office:value-type="string" calcext:value-type="string">
            <text:p>Шаров Л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office:value-type="string" calcext:value-type="string">
            <text:p>Комар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office:value-type="string" calcext:value-type="string">
            <text:p>Гуляе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office:value-type="string" calcext:value-type="string">
            <text:p>Иван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office:value-type="string" calcext:value-type="string">
            <text:p>Максимов Т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office:value-type="string" calcext:value-type="string">
            <text:p>Артамон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office:value-type="string" calcext:value-type="string">
            <text:p>Морозов Г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office:value-type="string" calcext:value-type="string">
            <text:p>Снегирева Ю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office:value-type="string" calcext:value-type="string">
            <text:p>Василье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office:value-type="string" calcext:value-type="string">
            <text:p>Малышева М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office:value-type="string" calcext:value-type="string">
            <text:p>Фокин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office:value-type="string" calcext:value-type="string">
            <text:p>Котова Д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office:value-type="string" calcext:value-type="string">
            <text:p>Чернов В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office:value-type="string" calcext:value-type="string">
            <text:p>Уваров В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office:value-type="string" calcext:value-type="string">
            <text:p>Щукин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office:value-type="string" calcext:value-type="string">
            <text:p>Плотников С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office:value-type="string" calcext:value-type="string">
            <text:p>Ильин К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office:value-type="string" calcext:value-type="string">
            <text:p>Кожевник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office:value-type="string" calcext:value-type="string">
            <text:p>Василье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office:value-type="string" calcext:value-type="string">
            <text:p>Ряб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office:value-type="string" calcext:value-type="string">
            <text:p>Аникина М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office:value-type="string" calcext:value-type="string">
            <text:p>Парамон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office:value-type="string" calcext:value-type="string">
            <text:p>Мирон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office:value-type="string" calcext:value-type="string">
            <text:p>Игнат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office:value-type="string" calcext:value-type="string">
            <text:p>Кузнецова В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office:value-type="string" calcext:value-type="string">
            <text:p>Воробьева В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office:value-type="string" calcext:value-type="string">
            <text:p>Захар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office:value-type="string" calcext:value-type="string">
            <text:p>Белова В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office:value-type="string" calcext:value-type="string">
            <text:p>Еремина А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office:value-type="string" calcext:value-type="string">
            <text:p>Малахова М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office:value-type="string" calcext:value-type="string">
            <text:p>Иван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office:value-type="string" calcext:value-type="string">
            <text:p>Чернов В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office:value-type="string" calcext:value-type="string">
            <text:p>Соловье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office:value-type="string" calcext:value-type="string">
            <text:p>Федотов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office:value-type="string" calcext:value-type="string">
            <text:p>Денис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office:value-type="string" calcext:value-type="string">
            <text:p>Широков Е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office:value-type="string" calcext:value-type="string">
            <text:p>Кузьмин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office:value-type="string" calcext:value-type="string">
            <text:p>Алексее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office:value-type="string" calcext:value-type="string">
            <text:p>Ильина М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office:value-type="string" calcext:value-type="string">
            <text:p>Романова А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office:value-type="string" calcext:value-type="string">
            <text:p>Масл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office:value-type="string" calcext:value-type="string">
            <text:p>Кулик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office:value-type="string" calcext:value-type="string">
            <text:p>Мальцев К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office:value-type="string" calcext:value-type="string">
            <text:p>Прокофье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office:value-type="string" calcext:value-type="string">
            <text:p>Масло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office:value-type="string" calcext:value-type="string">
            <text:p>Макаро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office:value-type="string" calcext:value-type="string">
            <text:p>Панина М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office:value-type="string" calcext:value-type="string">
            <text:p>Мироно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office:value-type="string" calcext:value-type="string">
            <text:p>Майор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office:value-type="string" calcext:value-type="string">
            <text:p>Борис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office:value-type="string" calcext:value-type="string">
            <text:p>Филато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Чистяк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office:value-type="string" calcext:value-type="string">
            <text:p>Виноградова Д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office:value-type="string" calcext:value-type="string">
            <text:p>Щербак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office:value-type="string" calcext:value-type="string">
            <text:p>Корнее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office:value-type="string" calcext:value-type="string">
            <text:p>Лобанов М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office:value-type="string" calcext:value-type="string">
            <text:p>Корнилов К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office:value-type="string" calcext:value-type="string">
            <text:p>Сокол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Николаева Д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office:value-type="string" calcext:value-type="string">
            <text:p>Егор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office:value-type="string" calcext:value-type="string">
            <text:p>Софроно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office:value-type="string" calcext:value-type="string">
            <text:p>Фетисо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office:value-type="string" calcext:value-type="string">
            <text:p>Корнило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office:value-type="string" calcext:value-type="string">
            <text:p>Макеев И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office:value-type="string" calcext:value-type="string">
            <text:p>Бочар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office:value-type="string" calcext:value-type="string">
            <text:p>Васильева Ф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office:value-type="string" calcext:value-type="string">
            <text:p>Алексее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office:value-type="string" calcext:value-type="string">
            <text:p>Кулик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office:value-type="string" calcext:value-type="string">
            <text:p>Гуляев С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office:value-type="string" calcext:value-type="string">
            <text:p>Матвеев Н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office:value-type="string" calcext:value-type="string">
            <text:p>Голиков В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office:value-type="string" calcext:value-type="string">
            <text:p>Иванов Д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office:value-type="string" calcext:value-type="string">
            <text:p>Мартынова О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office:value-type="string" calcext:value-type="string">
            <text:p>Зиновьева Д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office:value-type="string" calcext:value-type="string">
            <text:p>Вороно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office:value-type="string" calcext:value-type="string">
            <text:p>Королев И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office:value-type="string" calcext:value-type="string">
            <text:p>Мальцев Б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office:value-type="string" calcext:value-type="string">
            <text:p>Алексеева А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office:value-type="string" calcext:value-type="string">
            <text:p>Ефимо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office:value-type="string" calcext:value-type="string">
            <text:p>Плотников С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office:value-type="string" calcext:value-type="string">
            <text:p>Соболев М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office:value-type="string" calcext:value-type="string">
            <text:p>Гришин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office:value-type="string" calcext:value-type="string">
            <text:p>Зубов А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office:value-type="string" calcext:value-type="string">
            <text:p>Козловский И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office:value-type="string" calcext:value-type="string">
            <text:p>Крылов Т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office:value-type="string" calcext:value-type="string">
            <text:p>Жук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office:value-type="string" calcext:value-type="string">
            <text:p>Сорокин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office:value-type="string" calcext:value-type="string">
            <text:p>Колесова П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office:value-type="string" calcext:value-type="string">
            <text:p>Павл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office:value-type="string" calcext:value-type="string">
            <text:p>Галкин Д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office:value-type="string" calcext:value-type="string">
            <text:p>Тихонова У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office:value-type="string" calcext:value-type="string">
            <text:p>Одинцов В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office:value-type="string" calcext:value-type="string">
            <text:p>Михайлова С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office:value-type="string" calcext:value-type="string">
            <text:p>Бабушкина А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office:value-type="string" calcext:value-type="string">
            <text:p>Ильин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office:value-type="string" calcext:value-type="string">
            <text:p>Севастьян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office:value-type="string" calcext:value-type="string">
            <text:p>Леонтьева Е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office:value-type="string" calcext:value-type="string">
            <text:p>Воробь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office:value-type="string" calcext:value-type="string">
            <text:p>Кузнецо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office:value-type="string" calcext:value-type="string">
            <text:p>Коновало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office:value-type="string" calcext:value-type="string">
            <text:p>Ковалев А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office:value-type="string" calcext:value-type="string">
            <text:p>Киселев С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office:value-type="string" calcext:value-type="string">
            <text:p>Демидо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office:value-type="string" calcext:value-type="string">
            <text:p>Комар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office:value-type="string" calcext:value-type="string">
            <text:p>Гуляев И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office:value-type="string" calcext:value-type="string">
            <text:p>Гладк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office:value-type="string" calcext:value-type="string">
            <text:p>Василье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office:value-type="string" calcext:value-type="string">
            <text:p>Третьяк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office:value-type="string" calcext:value-type="string">
            <text:p>Шишкин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office:value-type="string" calcext:value-type="string">
            <text:p>Миронов Г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office:value-type="string" calcext:value-type="string">
            <text:p>Лапин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office:value-type="string" calcext:value-type="string">
            <text:p>Малышева С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office:value-type="string" calcext:value-type="string">
            <text:p>Ильин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office:value-type="string" calcext:value-type="string">
            <text:p>Ковалева В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office:value-type="string" calcext:value-type="string">
            <text:p>Николаев Т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office:value-type="string" calcext:value-type="string">
            <text:p>Гусе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office:value-type="string" calcext:value-type="string">
            <text:p>Софроно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office:value-type="string" calcext:value-type="string">
            <text:p>Панкова Е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office:value-type="string" calcext:value-type="string">
            <text:p>Кузнецов Ф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office:value-type="string" calcext:value-type="string">
            <text:p>Степанов Р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office:value-type="string" calcext:value-type="string">
            <text:p>Семенов Е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office:value-type="string" calcext:value-type="string">
            <text:p>Афанасьев М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office:value-type="string" calcext:value-type="string">
            <text:p>Мартынова К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office:value-type="string" calcext:value-type="string">
            <text:p>Беляков Л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office:value-type="string" calcext:value-type="string">
            <text:p>Фролов Т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office:value-type="string" calcext:value-type="string">
            <text:p>Калачев Е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office:value-type="string" calcext:value-type="string">
            <text:p>Зайцев Д. Э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office:value-type="string" calcext:value-type="string">
            <text:p>Малинина В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office:value-type="string" calcext:value-type="string">
            <text:p>Зайцев Р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office:value-type="string" calcext:value-type="string">
            <text:p>Герасимо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office:value-type="string" calcext:value-type="string">
            <text:p>Данило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office:value-type="string" calcext:value-type="string">
            <text:p>Андре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office:value-type="string" calcext:value-type="string">
            <text:p>Мельник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office:value-type="string" calcext:value-type="string">
            <text:p>Федорова М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office:value-type="string" calcext:value-type="string">
            <text:p>Волко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office:value-type="string" calcext:value-type="string">
            <text:p>Быков С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office:value-type="string" calcext:value-type="string">
            <text:p>Родион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office:value-type="string" calcext:value-type="string">
            <text:p>Ушакова М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office:value-type="string" calcext:value-type="string">
            <text:p>Исаева С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office:value-type="string" calcext:value-type="string">
            <text:p>Гусева Д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office:value-type="string" calcext:value-type="string">
            <text:p>Шувалов Ф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office:value-type="string" calcext:value-type="string">
            <text:p>Волков А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office:value-type="string" calcext:value-type="string">
            <text:p>Куприянов И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office:value-type="string" calcext:value-type="string">
            <text:p>Басо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office:value-type="string" calcext:value-type="string">
            <text:p>Царев С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office:value-type="string" calcext:value-type="string">
            <text:p>Герасим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office:value-type="string" calcext:value-type="string">
            <text:p>Лобан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office:value-type="string" calcext:value-type="string">
            <text:p>Казак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office:value-type="string" calcext:value-type="string">
            <text:p>Макаров Г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office:value-type="string" calcext:value-type="string">
            <text:p>Лебедева Е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office:value-type="string" calcext:value-type="string">
            <text:p>Зиновьева А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office:value-type="string" calcext:value-type="string">
            <text:p>Литвино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office:value-type="string" calcext:value-type="string">
            <text:p>Завьял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office:value-type="string" calcext:value-type="string">
            <text:p>Калашникова Д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office:value-type="string" calcext:value-type="string">
            <text:p>Шилова Е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office:value-type="string" calcext:value-type="string">
            <text:p>Гурова Н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office:value-type="string" calcext:value-type="string">
            <text:p>Борисо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office:value-type="string" calcext:value-type="string">
            <text:p>Бирюк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office:value-type="string" calcext:value-type="string">
            <text:p>Морозо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office:value-type="string" calcext:value-type="string">
            <text:p>Михайлова Я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office:value-type="string" calcext:value-type="string">
            <text:p>Фролов В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office:value-type="string" calcext:value-type="string">
            <text:p>Коновал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office:value-type="string" calcext:value-type="string">
            <text:p>Ильин С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office:value-type="string" calcext:value-type="string">
            <text:p>Зеленина В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office:value-type="string" calcext:value-type="string">
            <text:p>Беляе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office:value-type="string" calcext:value-type="string">
            <text:p>Тарасов Д. З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office:value-type="string" calcext:value-type="string">
            <text:p>Комиссарова П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office:value-type="string" calcext:value-type="string">
            <text:p>Кузнец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office:value-type="string" calcext:value-type="string">
            <text:p>Шевцова А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office:value-type="string" calcext:value-type="string">
            <text:p>Устинов И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office:value-type="string" calcext:value-type="string">
            <text:p>Симонова В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office:value-type="string" calcext:value-type="string">
            <text:p>Пономар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office:value-type="string" calcext:value-type="string">
            <text:p>Кулешова Л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office:value-type="string" calcext:value-type="string">
            <text:p>Островская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style-name="Default" table:number-columns-repeated="16380"/>
        </table:table-row>
        <table:table-row table:style-name="ro1" table:number-rows-repeated="1047574">
          <table:table-cell table:number-columns-repeated="4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</table:table>
      <table:table table:name="Родственные связи" table:style-name="ta2">
        <office:forms form:automatic-focus="false" form:apply-design-mode="false"/>
        <table:table-column table:style-name="co4" table:number-columns-repeated="2" table:default-cell-style-name="ce2"/>
        <table:table-column table:style-name="co1" table:default-cell-style-name="Default"/>
        <table:table-column table:style-name="co1" table:number-columns-repeated="16381"/>
        <table:table-row table:style-name="ro1">
          <table:table-cell table:style-name="ce1" office:value-type="string" calcext:value-type="string">
            <text:p>ID_родителя</text:p>
          </table:table-cell>
          <table:table-cell table:style-name="ce1" office:value-type="string" calcext:value-type="string">
            <text:p>ID_ребенка</text:p>
          </table:table-cell>
          <table:table-cell office:value-type="string" calcext:value-type="string">
            <text:p>ПОЛ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68" calcext:value-type="float">
            <text:p>468</text:p>
          </table:table-cell>
          <table:table-cell table:formula="of:=VLOOKUP([.A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float" office:value="468" calcext:value-type="float">
            <text:p>468</text:p>
          </table:table-cell>
          <table:table-cell table:formula="of:=VLOOKUP([.A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82" calcext:value-type="float">
            <text:p>982</text:p>
          </table:table-cell>
          <table:table-cell table:formula="of:=VLOOKUP([.A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float" office:value="982" calcext:value-type="float">
            <text:p>982</text:p>
          </table:table-cell>
          <table:table-cell table:formula="of:=VLOOKUP([.A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4" calcext:value-type="float">
            <text:p>454</text:p>
          </table:table-cell>
          <table:table-cell table:formula="of:=VLOOKUP([.A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36" calcext:value-type="float">
            <text:p>336</text:p>
          </table:table-cell>
          <table:table-cell table:formula="of:=VLOOKUP([.A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float" office:value="75" calcext:value-type="float">
            <text:p>75</text:p>
          </table:table-cell>
          <table:table-cell table:formula="of:=VLOOKUP([.A8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float" office:value="209" calcext:value-type="float">
            <text:p>209</text:p>
          </table:table-cell>
          <table:table-cell table:formula="of:=VLOOKUP([.A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5" calcext:value-type="float">
            <text:p>225</text:p>
          </table:table-cell>
          <table:table-cell table:formula="of:=VLOOKUP([.A1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float" office:value="225" calcext:value-type="float">
            <text:p>225</text:p>
          </table:table-cell>
          <table:table-cell table:formula="of:=VLOOKUP([.A1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89" calcext:value-type="float">
            <text:p>389</text:p>
          </table:table-cell>
          <table:table-cell table:formula="of:=VLOOKUP([.A1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389" calcext:value-type="float">
            <text:p>389</text:p>
          </table:table-cell>
          <table:table-cell table:formula="of:=VLOOKUP([.A1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table:formula="of:=VLOOKUP([.A1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87" calcext:value-type="float">
            <text:p>187</text:p>
          </table:table-cell>
          <table:table-cell table:formula="of:=VLOOKUP([.A15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float" office:value="187" calcext:value-type="float">
            <text:p>187</text:p>
          </table:table-cell>
          <table:table-cell table:formula="of:=VLOOKUP([.A16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7" calcext:value-type="float">
            <text:p>147</text:p>
          </table:table-cell>
          <table:table-cell table:formula="of:=VLOOKUP([.A17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4" calcext:value-type="float">
            <text:p>514</text:p>
          </table:table-cell>
          <table:table-cell table:formula="of:=VLOOKUP([.A1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46" calcext:value-type="float">
            <text:p>546</text:p>
          </table:table-cell>
          <table:table-cell table:formula="of:=VLOOKUP([.A19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table:formula="of:=VLOOKUP([.A20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float" office:value="650" calcext:value-type="float">
            <text:p>650</text:p>
          </table:table-cell>
          <table:table-cell table:formula="of:=VLOOKUP([.A2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62" calcext:value-type="float">
            <text:p>962</text:p>
          </table:table-cell>
          <table:table-cell table:formula="of:=VLOOKUP([.A2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962" calcext:value-type="float">
            <text:p>962</text:p>
          </table:table-cell>
          <table:table-cell table:formula="of:=VLOOKUP([.A2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76" calcext:value-type="float">
            <text:p>476</text:p>
          </table:table-cell>
          <table:table-cell table:formula="of:=VLOOKUP([.A2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76" calcext:value-type="float">
            <text:p>476</text:p>
          </table:table-cell>
          <table:table-cell table:formula="of:=VLOOKUP([.A2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70" calcext:value-type="float">
            <text:p>670</text:p>
          </table:table-cell>
          <table:table-cell table:formula="of:=VLOOKUP([.A2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float" office:value="642" calcext:value-type="float">
            <text:p>642</text:p>
          </table:table-cell>
          <table:table-cell table:formula="of:=VLOOKUP([.A2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1" calcext:value-type="float">
            <text:p>141</text:p>
          </table:table-cell>
          <table:table-cell table:formula="of:=VLOOKUP([.A2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141" calcext:value-type="float">
            <text:p>141</text:p>
          </table:table-cell>
          <table:table-cell table:formula="of:=VLOOKUP([.A2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25" calcext:value-type="float">
            <text:p>525</text:p>
          </table:table-cell>
          <table:table-cell table:formula="of:=VLOOKUP([.A3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float" office:value="525" calcext:value-type="float">
            <text:p>525</text:p>
          </table:table-cell>
          <table:table-cell table:formula="of:=VLOOKUP([.A3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76" calcext:value-type="float">
            <text:p>976</text:p>
          </table:table-cell>
          <table:table-cell table:formula="of:=VLOOKUP([.A3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976" calcext:value-type="float">
            <text:p>976</text:p>
          </table:table-cell>
          <table:table-cell table:formula="of:=VLOOKUP([.A3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8" calcext:value-type="float">
            <text:p>258</text:p>
          </table:table-cell>
          <table:table-cell table:formula="of:=VLOOKUP([.A3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258" calcext:value-type="float">
            <text:p>258</text:p>
          </table:table-cell>
          <table:table-cell table:formula="of:=VLOOKUP([.A3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float" office:value="704" calcext:value-type="float">
            <text:p>704</text:p>
          </table:table-cell>
          <table:table-cell table:formula="of:=VLOOKUP([.A36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81" calcext:value-type="float">
            <text:p>381</text:p>
          </table:table-cell>
          <table:table-cell table:formula="of:=VLOOKUP([.A37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81" calcext:value-type="float">
            <text:p>381</text:p>
          </table:table-cell>
          <table:table-cell table:formula="of:=VLOOKUP([.A38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39" calcext:value-type="float">
            <text:p>839</text:p>
          </table:table-cell>
          <table:table-cell table:formula="of:=VLOOKUP([.A39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float" office:value="839" calcext:value-type="float">
            <text:p>839</text:p>
          </table:table-cell>
          <table:table-cell table:formula="of:=VLOOKUP([.A40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5" calcext:value-type="float">
            <text:p>45</text:p>
          </table:table-cell>
          <table:table-cell table:formula="of:=VLOOKUP([.A41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88" calcext:value-type="float">
            <text:p>788</text:p>
          </table:table-cell>
          <table:table-cell table:formula="of:=VLOOKUP([.A4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788" calcext:value-type="float">
            <text:p>788</text:p>
          </table:table-cell>
          <table:table-cell table:formula="of:=VLOOKUP([.A4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03" calcext:value-type="float">
            <text:p>703</text:p>
          </table:table-cell>
          <table:table-cell table:formula="of:=VLOOKUP([.A4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18" calcext:value-type="float">
            <text:p>618</text:p>
          </table:table-cell>
          <table:table-cell table:formula="of:=VLOOKUP([.A45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float" office:value="618" calcext:value-type="float">
            <text:p>618</text:p>
          </table:table-cell>
          <table:table-cell table:formula="of:=VLOOKUP([.A46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table:formula="of:=VLOOKUP([.A47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office:value-type="float" office:value="176" calcext:value-type="float">
            <text:p>176</text:p>
          </table:table-cell>
          <table:table-cell table:formula="of:=VLOOKUP([.A48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4" calcext:value-type="float">
            <text:p>94</text:p>
          </table:table-cell>
          <table:table-cell table:formula="of:=VLOOKUP([.A49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94" calcext:value-type="float">
            <text:p>94</text:p>
          </table:table-cell>
          <table:table-cell table:formula="of:=VLOOKUP([.A50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6" calcext:value-type="float">
            <text:p>86</text:p>
          </table:table-cell>
          <table:table-cell table:formula="of:=VLOOKUP([.A51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86" calcext:value-type="float">
            <text:p>86</text:p>
          </table:table-cell>
          <table:table-cell table:formula="of:=VLOOKUP([.A52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61" calcext:value-type="float">
            <text:p>61</text:p>
          </table:table-cell>
          <table:table-cell table:formula="of:=VLOOKUP([.A5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" calcext:value-type="float">
            <text:p>12</text:p>
          </table:table-cell>
          <table:table-cell table:formula="of:=VLOOKUP([.A5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float" office:value="12" calcext:value-type="float">
            <text:p>12</text:p>
          </table:table-cell>
          <table:table-cell table:formula="of:=VLOOKUP([.A5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3" calcext:value-type="float">
            <text:p>733</text:p>
          </table:table-cell>
          <table:table-cell table:formula="of:=VLOOKUP([.A5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37" calcext:value-type="float">
            <text:p>937</text:p>
          </table:table-cell>
          <table:table-cell table:formula="of:=VLOOKUP([.A57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float" office:value="937" calcext:value-type="float">
            <text:p>937</text:p>
          </table:table-cell>
          <table:table-cell table:formula="of:=VLOOKUP([.A58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6" calcext:value-type="float">
            <text:p>276</text:p>
          </table:table-cell>
          <table:table-cell table:formula="of:=VLOOKUP([.A59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float" office:value="276" calcext:value-type="float">
            <text:p>276</text:p>
          </table:table-cell>
          <table:table-cell table:formula="of:=VLOOKUP([.A60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34" calcext:value-type="float">
            <text:p>534</text:p>
          </table:table-cell>
          <table:table-cell table:formula="of:=VLOOKUP([.A61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534" calcext:value-type="float">
            <text:p>534</text:p>
          </table:table-cell>
          <table:table-cell table:formula="of:=VLOOKUP([.A62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86" calcext:value-type="float">
            <text:p>986</text:p>
          </table:table-cell>
          <table:table-cell office:value-type="float" office:value="592" calcext:value-type="float">
            <text:p>592</text:p>
          </table:table-cell>
          <table:table-cell table:formula="of:=VLOOKUP([.A6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72" calcext:value-type="float">
            <text:p>872</text:p>
          </table:table-cell>
          <table:table-cell table:formula="of:=VLOOKUP([.A6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float" office:value="872" calcext:value-type="float">
            <text:p>872</text:p>
          </table:table-cell>
          <table:table-cell table:formula="of:=VLOOKUP([.A6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759" calcext:value-type="float">
            <text:p>759</text:p>
          </table:table-cell>
          <table:table-cell table:formula="of:=VLOOKUP([.A66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836" calcext:value-type="float">
            <text:p>836</text:p>
          </table:table-cell>
          <table:table-cell table:formula="of:=VLOOKUP([.A6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679" calcext:value-type="float">
            <text:p>679</text:p>
          </table:table-cell>
          <table:table-cell table:formula="of:=VLOOKUP([.A68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343" calcext:value-type="float">
            <text:p>343</text:p>
          </table:table-cell>
          <table:table-cell table:formula="of:=VLOOKUP([.A6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92" calcext:value-type="float">
            <text:p>392</text:p>
          </table:table-cell>
          <table:table-cell table:formula="of:=VLOOKUP([.A7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7" calcext:value-type="float">
            <text:p>107</text:p>
          </table:table-cell>
          <table:table-cell table:formula="of:=VLOOKUP([.A71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09" calcext:value-type="float">
            <text:p>509</text:p>
          </table:table-cell>
          <table:table-cell table:formula="of:=VLOOKUP([.A7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509" calcext:value-type="float">
            <text:p>509</text:p>
          </table:table-cell>
          <table:table-cell table:formula="of:=VLOOKUP([.A7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table:formula="of:=VLOOKUP([.A7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456" calcext:value-type="float">
            <text:p>456</text:p>
          </table:table-cell>
          <table:table-cell table:formula="of:=VLOOKUP([.A7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60" calcext:value-type="float">
            <text:p>360</text:p>
          </table:table-cell>
          <table:table-cell table:formula="of:=VLOOKUP([.A7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78" calcext:value-type="float">
            <text:p>378</text:p>
          </table:table-cell>
          <table:table-cell table:formula="of:=VLOOKUP([.A77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84" calcext:value-type="float">
            <text:p>384</text:p>
          </table:table-cell>
          <table:table-cell table:formula="of:=VLOOKUP([.A7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84" calcext:value-type="float">
            <text:p>984</text:p>
          </table:table-cell>
          <table:table-cell table:formula="of:=VLOOKUP([.A79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table:formula="of:=VLOOKUP([.A8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formula="of:=VLOOKUP([.A81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96" calcext:value-type="float">
            <text:p>896</text:p>
          </table:table-cell>
          <table:table-cell table:formula="of:=VLOOKUP([.A8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896" calcext:value-type="float">
            <text:p>896</text:p>
          </table:table-cell>
          <table:table-cell table:formula="of:=VLOOKUP([.A8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67" calcext:value-type="float">
            <text:p>567</text:p>
          </table:table-cell>
          <table:table-cell table:formula="of:=VLOOKUP([.A8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567" calcext:value-type="float">
            <text:p>567</text:p>
          </table:table-cell>
          <table:table-cell table:formula="of:=VLOOKUP([.A8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89" calcext:value-type="float">
            <text:p>489</text:p>
          </table:table-cell>
          <table:table-cell table:formula="of:=VLOOKUP([.A8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float" office:value="489" calcext:value-type="float">
            <text:p>489</text:p>
          </table:table-cell>
          <table:table-cell table:formula="of:=VLOOKUP([.A8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91" calcext:value-type="float">
            <text:p>691</text:p>
          </table:table-cell>
          <table:table-cell table:formula="of:=VLOOKUP([.A8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table:formula="of:=VLOOKUP([.A8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21" calcext:value-type="float">
            <text:p>421</text:p>
          </table:table-cell>
          <table:table-cell table:formula="of:=VLOOKUP([.A9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float" office:value="421" calcext:value-type="float">
            <text:p>421</text:p>
          </table:table-cell>
          <table:table-cell table:formula="of:=VLOOKUP([.A9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3" calcext:value-type="float">
            <text:p>913</text:p>
          </table:table-cell>
          <table:table-cell table:formula="of:=VLOOKUP([.A9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float" office:value="913" calcext:value-type="float">
            <text:p>913</text:p>
          </table:table-cell>
          <table:table-cell table:formula="of:=VLOOKUP([.A9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34" calcext:value-type="float">
            <text:p>234</text:p>
          </table:table-cell>
          <table:table-cell table:formula="of:=VLOOKUP([.A9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float" office:value="234" calcext:value-type="float">
            <text:p>234</text:p>
          </table:table-cell>
          <table:table-cell table:formula="of:=VLOOKUP([.A9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20" calcext:value-type="float">
            <text:p>520</text:p>
          </table:table-cell>
          <table:table-cell table:formula="of:=VLOOKUP([.A9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float" office:value="520" calcext:value-type="float">
            <text:p>520</text:p>
          </table:table-cell>
          <table:table-cell table:formula="of:=VLOOKUP([.A9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05" calcext:value-type="float">
            <text:p>905</text:p>
          </table:table-cell>
          <table:table-cell table:formula="of:=VLOOKUP([.A9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float" office:value="905" calcext:value-type="float">
            <text:p>905</text:p>
          </table:table-cell>
          <table:table-cell table:formula="of:=VLOOKUP([.A9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29" calcext:value-type="float">
            <text:p>529</text:p>
          </table:table-cell>
          <table:table-cell table:formula="of:=VLOOKUP([.A10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float" office:value="529" calcext:value-type="float">
            <text:p>529</text:p>
          </table:table-cell>
          <table:table-cell table:formula="of:=VLOOKUP([.A10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72" calcext:value-type="float">
            <text:p>772</text:p>
          </table:table-cell>
          <table:table-cell table:formula="of:=VLOOKUP([.A10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772" calcext:value-type="float">
            <text:p>772</text:p>
          </table:table-cell>
          <table:table-cell table:formula="of:=VLOOKUP([.A10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14" calcext:value-type="float">
            <text:p>314</text:p>
          </table:table-cell>
          <table:table-cell table:formula="of:=VLOOKUP([.A10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table:formula="of:=VLOOKUP([.A10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72" calcext:value-type="float">
            <text:p>172</text:p>
          </table:table-cell>
          <table:table-cell table:formula="of:=VLOOKUP([.A10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66" calcext:value-type="float">
            <text:p>866</text:p>
          </table:table-cell>
          <table:table-cell table:formula="of:=VLOOKUP([.A107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67" calcext:value-type="float">
            <text:p>467</text:p>
          </table:table-cell>
          <table:table-cell table:formula="of:=VLOOKUP([.A10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float" office:value="467" calcext:value-type="float">
            <text:p>467</text:p>
          </table:table-cell>
          <table:table-cell table:formula="of:=VLOOKUP([.A10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80" calcext:value-type="float">
            <text:p>680</text:p>
          </table:table-cell>
          <table:table-cell table:formula="of:=VLOOKUP([.A11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float" office:value="680" calcext:value-type="float">
            <text:p>680</text:p>
          </table:table-cell>
          <table:table-cell table:formula="of:=VLOOKUP([.A11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48" calcext:value-type="float">
            <text:p>748</text:p>
          </table:table-cell>
          <table:table-cell table:formula="of:=VLOOKUP([.A11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748" calcext:value-type="float">
            <text:p>748</text:p>
          </table:table-cell>
          <table:table-cell table:formula="of:=VLOOKUP([.A11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9" calcext:value-type="float">
            <text:p>169</text:p>
          </table:table-cell>
          <table:table-cell table:formula="of:=VLOOKUP([.A11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formula="of:=VLOOKUP([.A11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94" calcext:value-type="float">
            <text:p>494</text:p>
          </table:table-cell>
          <table:table-cell table:formula="of:=VLOOKUP([.A11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table:formula="of:=VLOOKUP([.A11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9" calcext:value-type="float">
            <text:p>219</text:p>
          </table:table-cell>
          <table:table-cell table:formula="of:=VLOOKUP([.A11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float" office:value="219" calcext:value-type="float">
            <text:p>219</text:p>
          </table:table-cell>
          <table:table-cell table:formula="of:=VLOOKUP([.A11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8" calcext:value-type="float">
            <text:p>808</text:p>
          </table:table-cell>
          <table:table-cell table:formula="of:=VLOOKUP([.A12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3" calcext:value-type="float">
            <text:p>423</text:p>
          </table:table-cell>
          <table:table-cell table:formula="of:=VLOOKUP([.A121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9" calcext:value-type="float">
            <text:p>319</text:p>
          </table:table-cell>
          <table:table-cell table:formula="of:=VLOOKUP([.A12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319" calcext:value-type="float">
            <text:p>319</text:p>
          </table:table-cell>
          <table:table-cell table:formula="of:=VLOOKUP([.A12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table:formula="of:=VLOOKUP([.A12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89" calcext:value-type="float">
            <text:p>89</text:p>
          </table:table-cell>
          <table:table-cell table:formula="of:=VLOOKUP([.A12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236" calcext:value-type="float">
            <text:p>236</text:p>
          </table:table-cell>
          <table:table-cell table:formula="of:=VLOOKUP([.A126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639" calcext:value-type="float">
            <text:p>639</text:p>
          </table:table-cell>
          <table:table-cell table:formula="of:=VLOOKUP([.A12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9" calcext:value-type="float">
            <text:p>269</text:p>
          </table:table-cell>
          <table:table-cell table:formula="of:=VLOOKUP([.A12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formula="of:=VLOOKUP([.A12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VLOOKUP([.A13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VLOOKUP([.A13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4" calcext:value-type="float">
            <text:p>444</text:p>
          </table:table-cell>
          <table:table-cell table:formula="of:=VLOOKUP([.A13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float" office:value="444" calcext:value-type="float">
            <text:p>444</text:p>
          </table:table-cell>
          <table:table-cell table:formula="of:=VLOOKUP([.A13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37" calcext:value-type="float">
            <text:p>437</text:p>
          </table:table-cell>
          <table:table-cell table:formula="of:=VLOOKUP([.A13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float" office:value="437" calcext:value-type="float">
            <text:p>437</text:p>
          </table:table-cell>
          <table:table-cell table:formula="of:=VLOOKUP([.A13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42" calcext:value-type="float">
            <text:p>842</text:p>
          </table:table-cell>
          <table:table-cell table:formula="of:=VLOOKUP([.A13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842" calcext:value-type="float">
            <text:p>842</text:p>
          </table:table-cell>
          <table:table-cell table:formula="of:=VLOOKUP([.A13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VLOOKUP([.A13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68" calcext:value-type="float">
            <text:p>68</text:p>
          </table:table-cell>
          <table:table-cell table:formula="of:=VLOOKUP([.A13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25" calcext:value-type="float">
            <text:p>725</text:p>
          </table:table-cell>
          <table:table-cell table:formula="of:=VLOOKUP([.A14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float" office:value="725" calcext:value-type="float">
            <text:p>725</text:p>
          </table:table-cell>
          <table:table-cell table:formula="of:=VLOOKUP([.A14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35" calcext:value-type="float">
            <text:p>235</text:p>
          </table:table-cell>
          <table:table-cell table:formula="of:=VLOOKUP([.A14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float" office:value="235" calcext:value-type="float">
            <text:p>235</text:p>
          </table:table-cell>
          <table:table-cell table:formula="of:=VLOOKUP([.A14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76" calcext:value-type="float">
            <text:p>876</text:p>
          </table:table-cell>
          <table:table-cell table:formula="of:=VLOOKUP([.A14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1" calcext:value-type="float">
            <text:p>431</text:p>
          </table:table-cell>
          <table:table-cell table:formula="of:=VLOOKUP([.A145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48" calcext:value-type="float">
            <text:p>448</text:p>
          </table:table-cell>
          <table:table-cell table:formula="of:=VLOOKUP([.A14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float" office:value="448" calcext:value-type="float">
            <text:p>448</text:p>
          </table:table-cell>
          <table:table-cell table:formula="of:=VLOOKUP([.A14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15" calcext:value-type="float">
            <text:p>215</text:p>
          </table:table-cell>
          <table:table-cell table:formula="of:=VLOOKUP([.A14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float" office:value="215" calcext:value-type="float">
            <text:p>215</text:p>
          </table:table-cell>
          <table:table-cell table:formula="of:=VLOOKUP([.A14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22" calcext:value-type="float">
            <text:p>922</text:p>
          </table:table-cell>
          <table:table-cell table:formula="of:=VLOOKUP([.A15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table:formula="of:=VLOOKUP([.A15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1" calcext:value-type="float">
            <text:p>221</text:p>
          </table:table-cell>
          <table:table-cell table:formula="of:=VLOOKUP([.A15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table:formula="of:=VLOOKUP([.A15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6" calcext:value-type="float">
            <text:p>446</text:p>
          </table:table-cell>
          <table:table-cell table:formula="of:=VLOOKUP([.A15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446" calcext:value-type="float">
            <text:p>446</text:p>
          </table:table-cell>
          <table:table-cell table:formula="of:=VLOOKUP([.A15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56" calcext:value-type="float">
            <text:p>856</text:p>
          </table:table-cell>
          <table:table-cell table:formula="of:=VLOOKUP([.A15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856" calcext:value-type="float">
            <text:p>856</text:p>
          </table:table-cell>
          <table:table-cell table:formula="of:=VLOOKUP([.A15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5" calcext:value-type="float">
            <text:p>155</text:p>
          </table:table-cell>
          <table:table-cell table:formula="of:=VLOOKUP([.A15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55" calcext:value-type="float">
            <text:p>155</text:p>
          </table:table-cell>
          <table:table-cell table:formula="of:=VLOOKUP([.A15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50" calcext:value-type="float">
            <text:p>450</text:p>
          </table:table-cell>
          <table:table-cell table:formula="of:=VLOOKUP([.A16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450" calcext:value-type="float">
            <text:p>450</text:p>
          </table:table-cell>
          <table:table-cell table:formula="of:=VLOOKUP([.A16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32" calcext:value-type="float">
            <text:p>532</text:p>
          </table:table-cell>
          <table:table-cell table:formula="of:=VLOOKUP([.A16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32" calcext:value-type="float">
            <text:p>532</text:p>
          </table:table-cell>
          <table:table-cell table:formula="of:=VLOOKUP([.A16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72" calcext:value-type="float">
            <text:p>672</text:p>
          </table:table-cell>
          <table:table-cell table:formula="of:=VLOOKUP([.A16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672" calcext:value-type="float">
            <text:p>672</text:p>
          </table:table-cell>
          <table:table-cell table:formula="of:=VLOOKUP([.A16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818" calcext:value-type="float">
            <text:p>818</text:p>
          </table:table-cell>
          <table:table-cell table:formula="of:=VLOOKUP([.A166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88" calcext:value-type="float">
            <text:p>388</text:p>
          </table:table-cell>
          <table:table-cell table:formula="of:=VLOOKUP([.A16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float" office:value="611" calcext:value-type="float">
            <text:p>611</text:p>
          </table:table-cell>
          <table:table-cell table:formula="of:=VLOOKUP([.A168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float" office:value="800" calcext:value-type="float">
            <text:p>800</text:p>
          </table:table-cell>
          <table:table-cell table:formula="of:=VLOOKUP([.A16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51" calcext:value-type="float">
            <text:p>651</text:p>
          </table:table-cell>
          <table:table-cell table:formula="of:=VLOOKUP([.A17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float" office:value="651" calcext:value-type="float">
            <text:p>651</text:p>
          </table:table-cell>
          <table:table-cell table:formula="of:=VLOOKUP([.A17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60" calcext:value-type="float">
            <text:p>760</text:p>
          </table:table-cell>
          <table:table-cell table:formula="of:=VLOOKUP([.A17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float" office:value="760" calcext:value-type="float">
            <text:p>760</text:p>
          </table:table-cell>
          <table:table-cell table:formula="of:=VLOOKUP([.A17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21" calcext:value-type="float">
            <text:p>521</text:p>
          </table:table-cell>
          <table:table-cell table:formula="of:=VLOOKUP([.A17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21" calcext:value-type="float">
            <text:p>521</text:p>
          </table:table-cell>
          <table:table-cell table:formula="of:=VLOOKUP([.A17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95" calcext:value-type="float">
            <text:p>595</text:p>
          </table:table-cell>
          <table:table-cell table:formula="of:=VLOOKUP([.A17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95" calcext:value-type="float">
            <text:p>595</text:p>
          </table:table-cell>
          <table:table-cell table:formula="of:=VLOOKUP([.A17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51" calcext:value-type="float">
            <text:p>551</text:p>
          </table:table-cell>
          <table:table-cell table:formula="of:=VLOOKUP([.A17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35" calcext:value-type="float">
            <text:p>435</text:p>
          </table:table-cell>
          <table:table-cell table:formula="of:=VLOOKUP([.A179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47" calcext:value-type="float">
            <text:p>647</text:p>
          </table:table-cell>
          <table:table-cell table:formula="of:=VLOOKUP([.A18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table:formula="of:=VLOOKUP([.A181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7" calcext:value-type="float">
            <text:p>277</text:p>
          </table:table-cell>
          <table:table-cell table:formula="of:=VLOOKUP([.A18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float" office:value="277" calcext:value-type="float">
            <text:p>277</text:p>
          </table:table-cell>
          <table:table-cell table:formula="of:=VLOOKUP([.A18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68" calcext:value-type="float">
            <text:p>568</text:p>
          </table:table-cell>
          <table:table-cell table:formula="of:=VLOOKUP([.A18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float" office:value="568" calcext:value-type="float">
            <text:p>568</text:p>
          </table:table-cell>
          <table:table-cell table:formula="of:=VLOOKUP([.A18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75" calcext:value-type="float">
            <text:p>675</text:p>
          </table:table-cell>
          <table:table-cell table:formula="of:=VLOOKUP([.A18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61" calcext:value-type="float">
            <text:p>161</text:p>
          </table:table-cell>
          <table:table-cell table:formula="of:=VLOOKUP([.A187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18" calcext:value-type="float">
            <text:p>318</text:p>
          </table:table-cell>
          <table:table-cell table:formula="of:=VLOOKUP([.A18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table:formula="of:=VLOOKUP([.A18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75" calcext:value-type="float">
            <text:p>875</text:p>
          </table:table-cell>
          <table:table-cell table:formula="of:=VLOOKUP([.A19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875" calcext:value-type="float">
            <text:p>875</text:p>
          </table:table-cell>
          <table:table-cell table:formula="of:=VLOOKUP([.A19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4" calcext:value-type="float">
            <text:p>304</text:p>
          </table:table-cell>
          <table:table-cell table:formula="of:=VLOOKUP([.A19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304" calcext:value-type="float">
            <text:p>304</text:p>
          </table:table-cell>
          <table:table-cell table:formula="of:=VLOOKUP([.A19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9" calcext:value-type="float">
            <text:p>999</text:p>
          </table:table-cell>
          <table:table-cell table:formula="of:=VLOOKUP([.A19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999" calcext:value-type="float">
            <text:p>999</text:p>
          </table:table-cell>
          <table:table-cell table:formula="of:=VLOOKUP([.A19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28" calcext:value-type="float">
            <text:p>728</text:p>
          </table:table-cell>
          <table:table-cell table:formula="of:=VLOOKUP([.A19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float" office:value="728" calcext:value-type="float">
            <text:p>728</text:p>
          </table:table-cell>
          <table:table-cell table:formula="of:=VLOOKUP([.A19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70" calcext:value-type="float">
            <text:p>970</text:p>
          </table:table-cell>
          <table:table-cell table:formula="of:=VLOOKUP([.A19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float" office:value="970" calcext:value-type="float">
            <text:p>970</text:p>
          </table:table-cell>
          <table:table-cell table:formula="of:=VLOOKUP([.A19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3" calcext:value-type="float">
            <text:p>283</text:p>
          </table:table-cell>
          <table:table-cell table:formula="of:=VLOOKUP([.A20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283" calcext:value-type="float">
            <text:p>283</text:p>
          </table:table-cell>
          <table:table-cell table:formula="of:=VLOOKUP([.A20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14" calcext:value-type="float">
            <text:p>814</text:p>
          </table:table-cell>
          <table:table-cell table:formula="of:=VLOOKUP([.A20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814" calcext:value-type="float">
            <text:p>814</text:p>
          </table:table-cell>
          <table:table-cell table:formula="of:=VLOOKUP([.A20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6" calcext:value-type="float">
            <text:p>36</text:p>
          </table:table-cell>
          <table:table-cell table:formula="of:=VLOOKUP([.A20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table:formula="of:=VLOOKUP([.A20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 table:formula="of:=VLOOKUP([.A20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float" office:value="685" calcext:value-type="float">
            <text:p>685</text:p>
          </table:table-cell>
          <table:table-cell table:formula="of:=VLOOKUP([.A20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83" calcext:value-type="float">
            <text:p>383</text:p>
          </table:table-cell>
          <table:table-cell table:formula="of:=VLOOKUP([.A20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32" calcext:value-type="float">
            <text:p>832</text:p>
          </table:table-cell>
          <table:table-cell table:formula="of:=VLOOKUP([.A209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49" calcext:value-type="float">
            <text:p>849</text:p>
          </table:table-cell>
          <table:table-cell table:formula="of:=VLOOKUP([.A21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float" office:value="849" calcext:value-type="float">
            <text:p>849</text:p>
          </table:table-cell>
          <table:table-cell table:formula="of:=VLOOKUP([.A21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00" calcext:value-type="float">
            <text:p>600</text:p>
          </table:table-cell>
          <table:table-cell table:formula="of:=VLOOKUP([.A21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float" office:value="600" calcext:value-type="float">
            <text:p>600</text:p>
          </table:table-cell>
          <table:table-cell table:formula="of:=VLOOKUP([.A21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84" calcext:value-type="float">
            <text:p>584</text:p>
          </table:table-cell>
          <table:table-cell table:formula="of:=VLOOKUP([.A21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66" calcext:value-type="float">
            <text:p>166</text:p>
          </table:table-cell>
          <table:table-cell table:formula="of:=VLOOKUP([.A215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83" calcext:value-type="float">
            <text:p>783</text:p>
          </table:table-cell>
          <table:table-cell table:formula="of:=VLOOKUP([.A21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31" calcext:value-type="float">
            <text:p>731</text:p>
          </table:table-cell>
          <table:table-cell table:formula="of:=VLOOKUP([.A217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35" calcext:value-type="float">
            <text:p>335</text:p>
          </table:table-cell>
          <table:table-cell table:formula="of:=VLOOKUP([.A21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335" calcext:value-type="float">
            <text:p>335</text:p>
          </table:table-cell>
          <table:table-cell table:formula="of:=VLOOKUP([.A21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1" calcext:value-type="float">
            <text:p>101</text:p>
          </table:table-cell>
          <table:table-cell table:formula="of:=VLOOKUP([.A22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101" calcext:value-type="float">
            <text:p>101</text:p>
          </table:table-cell>
          <table:table-cell table:formula="of:=VLOOKUP([.A22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66" calcext:value-type="float">
            <text:p>566</text:p>
          </table:table-cell>
          <table:table-cell table:formula="of:=VLOOKUP([.A22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float" office:value="566" calcext:value-type="float">
            <text:p>566</text:p>
          </table:table-cell>
          <table:table-cell table:formula="of:=VLOOKUP([.A22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93" calcext:value-type="float">
            <text:p>293</text:p>
          </table:table-cell>
          <table:table-cell table:formula="of:=VLOOKUP([.A22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float" office:value="293" calcext:value-type="float">
            <text:p>293</text:p>
          </table:table-cell>
          <table:table-cell table:formula="of:=VLOOKUP([.A22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float" office:value="273" calcext:value-type="float">
            <text:p>273</text:p>
          </table:table-cell>
          <table:table-cell table:formula="of:=VLOOKUP([.A226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float" office:value="410" calcext:value-type="float">
            <text:p>410</text:p>
          </table:table-cell>
          <table:table-cell table:formula="of:=VLOOKUP([.A22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float" office:value="415" calcext:value-type="float">
            <text:p>415</text:p>
          </table:table-cell>
          <table:table-cell table:formula="of:=VLOOKUP([.A228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float" office:value="10" calcext:value-type="float">
            <text:p>10</text:p>
          </table:table-cell>
          <table:table-cell table:formula="of:=VLOOKUP([.A22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float" office:value="417" calcext:value-type="float">
            <text:p>417</text:p>
          </table:table-cell>
          <table:table-cell table:formula="of:=VLOOKUP([.A230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float" office:value="409" calcext:value-type="float">
            <text:p>409</text:p>
          </table:table-cell>
          <table:table-cell table:formula="of:=VLOOKUP([.A23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11" calcext:value-type="float">
            <text:p>311</text:p>
          </table:table-cell>
          <table:table-cell table:formula="of:=VLOOKUP([.A23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float" office:value="311" calcext:value-type="float">
            <text:p>311</text:p>
          </table:table-cell>
          <table:table-cell table:formula="of:=VLOOKUP([.A23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51" calcext:value-type="float">
            <text:p>451</text:p>
          </table:table-cell>
          <table:table-cell table:formula="of:=VLOOKUP([.A23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float" office:value="451" calcext:value-type="float">
            <text:p>451</text:p>
          </table:table-cell>
          <table:table-cell table:formula="of:=VLOOKUP([.A23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39" calcext:value-type="float">
            <text:p>539</text:p>
          </table:table-cell>
          <table:table-cell table:formula="of:=VLOOKUP([.A236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96" calcext:value-type="float">
            <text:p>596</text:p>
          </table:table-cell>
          <table:table-cell table:formula="of:=VLOOKUP([.A23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84" calcext:value-type="float">
            <text:p>784</text:p>
          </table:table-cell>
          <table:table-cell table:formula="of:=VLOOKUP([.A23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784" calcext:value-type="float">
            <text:p>784</text:p>
          </table:table-cell>
          <table:table-cell table:formula="of:=VLOOKUP([.A23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37" calcext:value-type="float">
            <text:p>337</text:p>
          </table:table-cell>
          <table:table-cell table:formula="of:=VLOOKUP([.A24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37" calcext:value-type="float">
            <text:p>337</text:p>
          </table:table-cell>
          <table:table-cell table:formula="of:=VLOOKUP([.A24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90" calcext:value-type="float">
            <text:p>290</text:p>
          </table:table-cell>
          <table:table-cell table:formula="of:=VLOOKUP([.A24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float" office:value="290" calcext:value-type="float">
            <text:p>290</text:p>
          </table:table-cell>
          <table:table-cell table:formula="of:=VLOOKUP([.A24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42" calcext:value-type="float">
            <text:p>742</text:p>
          </table:table-cell>
          <table:table-cell table:formula="of:=VLOOKUP([.A24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float" office:value="742" calcext:value-type="float">
            <text:p>742</text:p>
          </table:table-cell>
          <table:table-cell table:formula="of:=VLOOKUP([.A24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0" calcext:value-type="float">
            <text:p>60</text:p>
          </table:table-cell>
          <table:table-cell table:formula="of:=VLOOKUP([.A24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float" office:value="60" calcext:value-type="float">
            <text:p>60</text:p>
          </table:table-cell>
          <table:table-cell table:formula="of:=VLOOKUP([.A24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46" calcext:value-type="float">
            <text:p>246</text:p>
          </table:table-cell>
          <table:table-cell table:formula="of:=VLOOKUP([.A24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float" office:value="246" calcext:value-type="float">
            <text:p>246</text:p>
          </table:table-cell>
          <table:table-cell table:formula="of:=VLOOKUP([.A24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08" calcext:value-type="float">
            <text:p>708</text:p>
          </table:table-cell>
          <table:table-cell table:formula="of:=VLOOKUP([.A25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708" calcext:value-type="float">
            <text:p>708</text:p>
          </table:table-cell>
          <table:table-cell table:formula="of:=VLOOKUP([.A25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02" calcext:value-type="float">
            <text:p>702</text:p>
          </table:table-cell>
          <table:table-cell table:formula="of:=VLOOKUP([.A25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702" calcext:value-type="float">
            <text:p>702</text:p>
          </table:table-cell>
          <table:table-cell table:formula="of:=VLOOKUP([.A25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formula="of:=VLOOKUP([.A254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table:formula="of:=VLOOKUP([.A25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77" calcext:value-type="float">
            <text:p>177</text:p>
          </table:table-cell>
          <table:table-cell table:formula="of:=VLOOKUP([.A25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table:formula="of:=VLOOKUP([.A25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table:formula="of:=VLOOKUP([.A25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table:formula="of:=VLOOKUP([.A25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float" office:value="843" calcext:value-type="float">
            <text:p>843</text:p>
          </table:table-cell>
          <table:table-cell table:formula="of:=VLOOKUP([.A260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float" office:value="900" calcext:value-type="float">
            <text:p>900</text:p>
          </table:table-cell>
          <table:table-cell table:formula="of:=VLOOKUP([.A26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7" calcext:value-type="float">
            <text:p>347</text:p>
          </table:table-cell>
          <table:table-cell table:formula="of:=VLOOKUP([.A26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float" office:value="347" calcext:value-type="float">
            <text:p>347</text:p>
          </table:table-cell>
          <table:table-cell table:formula="of:=VLOOKUP([.A26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88" calcext:value-type="float">
            <text:p>688</text:p>
          </table:table-cell>
          <table:table-cell table:formula="of:=VLOOKUP([.A26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float" office:value="688" calcext:value-type="float">
            <text:p>688</text:p>
          </table:table-cell>
          <table:table-cell table:formula="of:=VLOOKUP([.A26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27" calcext:value-type="float">
            <text:p>527</text:p>
          </table:table-cell>
          <table:table-cell table:formula="of:=VLOOKUP([.A26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527" calcext:value-type="float">
            <text:p>527</text:p>
          </table:table-cell>
          <table:table-cell table:formula="of:=VLOOKUP([.A26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0" calcext:value-type="float">
            <text:p>250</text:p>
          </table:table-cell>
          <table:table-cell table:formula="of:=VLOOKUP([.A26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formula="of:=VLOOKUP([.A26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32" calcext:value-type="float">
            <text:p>932</text:p>
          </table:table-cell>
          <table:table-cell table:formula="of:=VLOOKUP([.A27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float" office:value="932" calcext:value-type="float">
            <text:p>932</text:p>
          </table:table-cell>
          <table:table-cell table:formula="of:=VLOOKUP([.A27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51" calcext:value-type="float">
            <text:p>751</text:p>
          </table:table-cell>
          <table:table-cell table:formula="of:=VLOOKUP([.A27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float" office:value="751" calcext:value-type="float">
            <text:p>751</text:p>
          </table:table-cell>
          <table:table-cell table:formula="of:=VLOOKUP([.A27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20" calcext:value-type="float">
            <text:p>620</text:p>
          </table:table-cell>
          <table:table-cell table:formula="of:=VLOOKUP([.A27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67" calcext:value-type="float">
            <text:p>367</text:p>
          </table:table-cell>
          <table:table-cell table:formula="of:=VLOOKUP([.A275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float" office:value="868" calcext:value-type="float">
            <text:p>868</text:p>
          </table:table-cell>
          <table:table-cell table:formula="of:=VLOOKUP([.A276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float" office:value="418" calcext:value-type="float">
            <text:p>418</text:p>
          </table:table-cell>
          <table:table-cell table:formula="of:=VLOOKUP([.A27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8" calcext:value-type="float">
            <text:p>188</text:p>
          </table:table-cell>
          <table:table-cell table:formula="of:=VLOOKUP([.A27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52" calcext:value-type="float">
            <text:p>452</text:p>
          </table:table-cell>
          <table:table-cell table:formula="of:=VLOOKUP([.A279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float" office:value="281" calcext:value-type="float">
            <text:p>281</text:p>
          </table:table-cell>
          <table:table-cell table:formula="of:=VLOOKUP([.A280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float" office:value="249" calcext:value-type="float">
            <text:p>249</text:p>
          </table:table-cell>
          <table:table-cell table:formula="of:=VLOOKUP([.A28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float" office:value="606" calcext:value-type="float">
            <text:p>606</text:p>
          </table:table-cell>
          <table:table-cell table:formula="of:=VLOOKUP([.A282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float" office:value="261" calcext:value-type="float">
            <text:p>261</text:p>
          </table:table-cell>
          <table:table-cell table:formula="of:=VLOOKUP([.A28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float" office:value="780" calcext:value-type="float">
            <text:p>780</text:p>
          </table:table-cell>
          <table:table-cell table:formula="of:=VLOOKUP([.A284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float" office:value="715" calcext:value-type="float">
            <text:p>715</text:p>
          </table:table-cell>
          <table:table-cell table:formula="of:=VLOOKUP([.A28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float" office:value="419" calcext:value-type="float">
            <text:p>419</text:p>
          </table:table-cell>
          <table:table-cell table:formula="of:=VLOOKUP([.A286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float" office:value="185" calcext:value-type="float">
            <text:p>185</text:p>
          </table:table-cell>
          <table:table-cell table:formula="of:=VLOOKUP([.A28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82" calcext:value-type="float">
            <text:p>782</text:p>
          </table:table-cell>
          <table:table-cell table:formula="of:=VLOOKUP([.A28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float" office:value="782" calcext:value-type="float">
            <text:p>782</text:p>
          </table:table-cell>
          <table:table-cell table:formula="of:=VLOOKUP([.A28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52" calcext:value-type="float">
            <text:p>252</text:p>
          </table:table-cell>
          <table:table-cell table:formula="of:=VLOOKUP([.A29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float" office:value="252" calcext:value-type="float">
            <text:p>252</text:p>
          </table:table-cell>
          <table:table-cell table:formula="of:=VLOOKUP([.A29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89" calcext:value-type="float">
            <text:p>789</text:p>
          </table:table-cell>
          <table:table-cell table:formula="of:=VLOOKUP([.A29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0" calcext:value-type="float">
            <text:p>40</text:p>
          </table:table-cell>
          <table:table-cell table:formula="of:=VLOOKUP([.A293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41" calcext:value-type="float">
            <text:p>741</text:p>
          </table:table-cell>
          <table:table-cell table:formula="of:=VLOOKUP([.A29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float" office:value="741" calcext:value-type="float">
            <text:p>741</text:p>
          </table:table-cell>
          <table:table-cell table:formula="of:=VLOOKUP([.A29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" calcext:value-type="float">
            <text:p>145</text:p>
          </table:table-cell>
          <table:table-cell table:formula="of:=VLOOKUP([.A29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float" office:value="145" calcext:value-type="float">
            <text:p>145</text:p>
          </table:table-cell>
          <table:table-cell table:formula="of:=VLOOKUP([.A29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99" calcext:value-type="float">
            <text:p>699</text:p>
          </table:table-cell>
          <table:table-cell table:formula="of:=VLOOKUP([.A29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float" office:value="699" calcext:value-type="float">
            <text:p>699</text:p>
          </table:table-cell>
          <table:table-cell table:formula="of:=VLOOKUP([.A29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39" calcext:value-type="float">
            <text:p>939</text:p>
          </table:table-cell>
          <table:table-cell table:formula="of:=VLOOKUP([.A30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float" office:value="939" calcext:value-type="float">
            <text:p>939</text:p>
          </table:table-cell>
          <table:table-cell table:formula="of:=VLOOKUP([.A30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25" calcext:value-type="float">
            <text:p>425</text:p>
          </table:table-cell>
          <table:table-cell table:formula="of:=VLOOKUP([.A30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25" calcext:value-type="float">
            <text:p>425</text:p>
          </table:table-cell>
          <table:table-cell table:formula="of:=VLOOKUP([.A30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97" calcext:value-type="float">
            <text:p>997</text:p>
          </table:table-cell>
          <table:table-cell table:formula="of:=VLOOKUP([.A30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997" calcext:value-type="float">
            <text:p>997</text:p>
          </table:table-cell>
          <table:table-cell table:formula="of:=VLOOKUP([.A30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48" calcext:value-type="float">
            <text:p>848</text:p>
          </table:table-cell>
          <table:table-cell table:formula="of:=VLOOKUP([.A30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float" office:value="848" calcext:value-type="float">
            <text:p>848</text:p>
          </table:table-cell>
          <table:table-cell table:formula="of:=VLOOKUP([.A30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58" calcext:value-type="float">
            <text:p>458</text:p>
          </table:table-cell>
          <table:table-cell table:formula="of:=VLOOKUP([.A30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float" office:value="458" calcext:value-type="float">
            <text:p>458</text:p>
          </table:table-cell>
          <table:table-cell table:formula="of:=VLOOKUP([.A30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4" calcext:value-type="float">
            <text:p>164</text:p>
          </table:table-cell>
          <table:table-cell table:formula="of:=VLOOKUP([.A31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float" office:value="164" calcext:value-type="float">
            <text:p>164</text:p>
          </table:table-cell>
          <table:table-cell table:formula="of:=VLOOKUP([.A31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table:formula="of:=VLOOKUP([.A31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float" office:value="110" calcext:value-type="float">
            <text:p>110</text:p>
          </table:table-cell>
          <table:table-cell table:formula="of:=VLOOKUP([.A31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36" calcext:value-type="float">
            <text:p>636</text:p>
          </table:table-cell>
          <table:table-cell table:formula="of:=VLOOKUP([.A31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float" office:value="636" calcext:value-type="float">
            <text:p>636</text:p>
          </table:table-cell>
          <table:table-cell table:formula="of:=VLOOKUP([.A31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49" calcext:value-type="float">
            <text:p>549</text:p>
          </table:table-cell>
          <table:table-cell table:formula="of:=VLOOKUP([.A31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float" office:value="549" calcext:value-type="float">
            <text:p>549</text:p>
          </table:table-cell>
          <table:table-cell table:formula="of:=VLOOKUP([.A31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0" calcext:value-type="float">
            <text:p>300</text:p>
          </table:table-cell>
          <table:table-cell table:formula="of:=VLOOKUP([.A31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300" calcext:value-type="float">
            <text:p>300</text:p>
          </table:table-cell>
          <table:table-cell table:formula="of:=VLOOKUP([.A31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14" calcext:value-type="float">
            <text:p>414</text:p>
          </table:table-cell>
          <table:table-cell table:formula="of:=VLOOKUP([.A32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414" calcext:value-type="float">
            <text:p>414</text:p>
          </table:table-cell>
          <table:table-cell table:formula="of:=VLOOKUP([.A32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06" calcext:value-type="float">
            <text:p>906</text:p>
          </table:table-cell>
          <table:table-cell table:formula="of:=VLOOKUP([.A32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66" calcext:value-type="float">
            <text:p>466</text:p>
          </table:table-cell>
          <table:table-cell table:formula="of:=VLOOKUP([.A323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24" calcext:value-type="float">
            <text:p>524</text:p>
          </table:table-cell>
          <table:table-cell table:formula="of:=VLOOKUP([.A32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29" calcext:value-type="float">
            <text:p>329</text:p>
          </table:table-cell>
          <table:table-cell table:formula="of:=VLOOKUP([.A325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VLOOKUP([.A326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259" calcext:value-type="float">
            <text:p>259</text:p>
          </table:table-cell>
          <table:table-cell table:formula="of:=VLOOKUP([.A32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98" calcext:value-type="float">
            <text:p>398</text:p>
          </table:table-cell>
          <table:table-cell table:formula="of:=VLOOKUP([.A32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float" office:value="398" calcext:value-type="float">
            <text:p>398</text:p>
          </table:table-cell>
          <table:table-cell table:formula="of:=VLOOKUP([.A32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65" calcext:value-type="float">
            <text:p>765</text:p>
          </table:table-cell>
          <table:table-cell table:formula="of:=VLOOKUP([.A33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float" office:value="765" calcext:value-type="float">
            <text:p>765</text:p>
          </table:table-cell>
          <table:table-cell table:formula="of:=VLOOKUP([.A33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6" calcext:value-type="float">
            <text:p>656</text:p>
          </table:table-cell>
          <table:table-cell table:formula="of:=VLOOKUP([.A33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56" calcext:value-type="float">
            <text:p>656</text:p>
          </table:table-cell>
          <table:table-cell table:formula="of:=VLOOKUP([.A33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8" calcext:value-type="float">
            <text:p>428</text:p>
          </table:table-cell>
          <table:table-cell table:formula="of:=VLOOKUP([.A33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28" calcext:value-type="float">
            <text:p>428</text:p>
          </table:table-cell>
          <table:table-cell table:formula="of:=VLOOKUP([.A33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87" calcext:value-type="float">
            <text:p>287</text:p>
          </table:table-cell>
          <table:table-cell table:formula="of:=VLOOKUP([.A33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287" calcext:value-type="float">
            <text:p>287</text:p>
          </table:table-cell>
          <table:table-cell table:formula="of:=VLOOKUP([.A33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83" calcext:value-type="float">
            <text:p>483</text:p>
          </table:table-cell>
          <table:table-cell table:formula="of:=VLOOKUP([.A33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83" calcext:value-type="float">
            <text:p>483</text:p>
          </table:table-cell>
          <table:table-cell table:formula="of:=VLOOKUP([.A33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2" calcext:value-type="float">
            <text:p>142</text:p>
          </table:table-cell>
          <table:table-cell table:formula="of:=VLOOKUP([.A34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42" calcext:value-type="float">
            <text:p>142</text:p>
          </table:table-cell>
          <table:table-cell table:formula="of:=VLOOKUP([.A34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" calcext:value-type="float">
            <text:p>7</text:p>
          </table:table-cell>
          <table:table-cell table:formula="of:=VLOOKUP([.A34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  <table:table-cell table:formula="of:=VLOOKUP([.A34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20" calcext:value-type="float">
            <text:p>720</text:p>
          </table:table-cell>
          <table:table-cell table:formula="of:=VLOOKUP([.A34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10" calcext:value-type="float">
            <text:p>210</text:p>
          </table:table-cell>
          <table:table-cell table:formula="of:=VLOOKUP([.A345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90" calcext:value-type="float">
            <text:p>890</text:p>
          </table:table-cell>
          <table:table-cell table:formula="of:=VLOOKUP([.A34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float" office:value="890" calcext:value-type="float">
            <text:p>890</text:p>
          </table:table-cell>
          <table:table-cell table:formula="of:=VLOOKUP([.A34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71" calcext:value-type="float">
            <text:p>671</text:p>
          </table:table-cell>
          <table:table-cell table:formula="of:=VLOOKUP([.A34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float" office:value="671" calcext:value-type="float">
            <text:p>671</text:p>
          </table:table-cell>
          <table:table-cell table:formula="of:=VLOOKUP([.A34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float" office:value="610" calcext:value-type="float">
            <text:p>610</text:p>
          </table:table-cell>
          <table:table-cell table:formula="of:=VLOOKUP([.A350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float" office:value="69" calcext:value-type="float">
            <text:p>69</text:p>
          </table:table-cell>
          <table:table-cell table:formula="of:=VLOOKUP([.A35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72" calcext:value-type="float">
            <text:p>572</text:p>
          </table:table-cell>
          <table:table-cell table:formula="of:=VLOOKUP([.A35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float" office:value="572" calcext:value-type="float">
            <text:p>572</text:p>
          </table:table-cell>
          <table:table-cell table:formula="of:=VLOOKUP([.A35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47" calcext:value-type="float">
            <text:p>747</text:p>
          </table:table-cell>
          <table:table-cell table:formula="of:=VLOOKUP([.A35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float" office:value="747" calcext:value-type="float">
            <text:p>747</text:p>
          </table:table-cell>
          <table:table-cell table:formula="of:=VLOOKUP([.A35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62" calcext:value-type="float">
            <text:p>262</text:p>
          </table:table-cell>
          <table:table-cell table:formula="of:=VLOOKUP([.A35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262" calcext:value-type="float">
            <text:p>262</text:p>
          </table:table-cell>
          <table:table-cell table:formula="of:=VLOOKUP([.A35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05" calcext:value-type="float">
            <text:p>805</text:p>
          </table:table-cell>
          <table:table-cell table:formula="of:=VLOOKUP([.A35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805" calcext:value-type="float">
            <text:p>805</text:p>
          </table:table-cell>
          <table:table-cell table:formula="of:=VLOOKUP([.A35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778" calcext:value-type="float">
            <text:p>778</text:p>
          </table:table-cell>
          <table:table-cell table:formula="of:=VLOOKUP([.A360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30" calcext:value-type="float">
            <text:p>430</text:p>
          </table:table-cell>
          <table:table-cell table:formula="of:=VLOOKUP([.A36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18" calcext:value-type="float">
            <text:p>918</text:p>
          </table:table-cell>
          <table:table-cell table:formula="of:=VLOOKUP([.A36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float" office:value="918" calcext:value-type="float">
            <text:p>918</text:p>
          </table:table-cell>
          <table:table-cell table:formula="of:=VLOOKUP([.A36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8" calcext:value-type="float">
            <text:p>278</text:p>
          </table:table-cell>
          <table:table-cell table:formula="of:=VLOOKUP([.A36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float" office:value="278" calcext:value-type="float">
            <text:p>278</text:p>
          </table:table-cell>
          <table:table-cell table:formula="of:=VLOOKUP([.A36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table:formula="of:=VLOOKUP([.A36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2" calcext:value-type="float">
            <text:p>182</text:p>
          </table:table-cell>
          <table:table-cell table:formula="of:=VLOOKUP([.A367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63" calcext:value-type="float">
            <text:p>863</text:p>
          </table:table-cell>
          <table:table-cell table:formula="of:=VLOOKUP([.A36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table:formula="of:=VLOOKUP([.A36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04" calcext:value-type="float">
            <text:p>504</text:p>
          </table:table-cell>
          <table:table-cell table:formula="of:=VLOOKUP([.A37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504" calcext:value-type="float">
            <text:p>504</text:p>
          </table:table-cell>
          <table:table-cell table:formula="of:=VLOOKUP([.A37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3" calcext:value-type="float">
            <text:p>93</text:p>
          </table:table-cell>
          <table:table-cell table:formula="of:=VLOOKUP([.A37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71" calcext:value-type="float">
            <text:p>471</text:p>
          </table:table-cell>
          <table:table-cell table:formula="of:=VLOOKUP([.A373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97" calcext:value-type="float">
            <text:p>897</text:p>
          </table:table-cell>
          <table:table-cell table:formula="of:=VLOOKUP([.A37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897" calcext:value-type="float">
            <text:p>897</text:p>
          </table:table-cell>
          <table:table-cell table:formula="of:=VLOOKUP([.A37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33" calcext:value-type="float">
            <text:p>933</text:p>
          </table:table-cell>
          <table:table-cell table:formula="of:=VLOOKUP([.A37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933" calcext:value-type="float">
            <text:p>933</text:p>
          </table:table-cell>
          <table:table-cell table:formula="of:=VLOOKUP([.A37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99" calcext:value-type="float">
            <text:p>799</text:p>
          </table:table-cell>
          <table:table-cell table:formula="of:=VLOOKUP([.A37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29" calcext:value-type="float">
            <text:p>929</text:p>
          </table:table-cell>
          <table:table-cell table:formula="of:=VLOOKUP([.A379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03" calcext:value-type="float">
            <text:p>403</text:p>
          </table:table-cell>
          <table:table-cell table:formula="of:=VLOOKUP([.A38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86" calcext:value-type="float">
            <text:p>786</text:p>
          </table:table-cell>
          <table:table-cell table:formula="of:=VLOOKUP([.A381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40" calcext:value-type="float">
            <text:p>240</text:p>
          </table:table-cell>
          <table:table-cell table:formula="of:=VLOOKUP([.A38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240" calcext:value-type="float">
            <text:p>240</text:p>
          </table:table-cell>
          <table:table-cell table:formula="of:=VLOOKUP([.A38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00" calcext:value-type="float">
            <text:p>1000</text:p>
          </table:table-cell>
          <table:table-cell table:formula="of:=VLOOKUP([.A38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000" calcext:value-type="float">
            <text:p>1000</text:p>
          </table:table-cell>
          <table:table-cell table:formula="of:=VLOOKUP([.A38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78" calcext:value-type="float">
            <text:p>678</text:p>
          </table:table-cell>
          <table:table-cell table:formula="of:=VLOOKUP([.A38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678" calcext:value-type="float">
            <text:p>678</text:p>
          </table:table-cell>
          <table:table-cell table:formula="of:=VLOOKUP([.A38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76" calcext:value-type="float">
            <text:p>776</text:p>
          </table:table-cell>
          <table:table-cell table:formula="of:=VLOOKUP([.A38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776" calcext:value-type="float">
            <text:p>776</text:p>
          </table:table-cell>
          <table:table-cell table:formula="of:=VLOOKUP([.A38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77" calcext:value-type="float">
            <text:p>677</text:p>
          </table:table-cell>
          <table:table-cell table:formula="of:=VLOOKUP([.A39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677" calcext:value-type="float">
            <text:p>677</text:p>
          </table:table-cell>
          <table:table-cell table:formula="of:=VLOOKUP([.A39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59" calcext:value-type="float">
            <text:p>959</text:p>
          </table:table-cell>
          <table:table-cell table:formula="of:=VLOOKUP([.A39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59" calcext:value-type="float">
            <text:p>959</text:p>
          </table:table-cell>
          <table:table-cell table:formula="of:=VLOOKUP([.A39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53" calcext:value-type="float">
            <text:p>653</text:p>
          </table:table-cell>
          <table:table-cell table:formula="of:=VLOOKUP([.A39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float" office:value="653" calcext:value-type="float">
            <text:p>653</text:p>
          </table:table-cell>
          <table:table-cell table:formula="of:=VLOOKUP([.A39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72" calcext:value-type="float">
            <text:p>372</text:p>
          </table:table-cell>
          <table:table-cell table:formula="of:=VLOOKUP([.A39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float" office:value="372" calcext:value-type="float">
            <text:p>372</text:p>
          </table:table-cell>
          <table:table-cell table:formula="of:=VLOOKUP([.A39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28" calcext:value-type="float">
            <text:p>528</text:p>
          </table:table-cell>
          <table:table-cell table:formula="of:=VLOOKUP([.A39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528" calcext:value-type="float">
            <text:p>528</text:p>
          </table:table-cell>
          <table:table-cell table:formula="of:=VLOOKUP([.A39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46" calcext:value-type="float">
            <text:p>646</text:p>
          </table:table-cell>
          <table:table-cell table:formula="of:=VLOOKUP([.A40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646" calcext:value-type="float">
            <text:p>646</text:p>
          </table:table-cell>
          <table:table-cell table:formula="of:=VLOOKUP([.A40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26" calcext:value-type="float">
            <text:p>426</text:p>
          </table:table-cell>
          <table:table-cell table:formula="of:=VLOOKUP([.A40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float" office:value="426" calcext:value-type="float">
            <text:p>426</text:p>
          </table:table-cell>
          <table:table-cell table:formula="of:=VLOOKUP([.A40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50" calcext:value-type="float">
            <text:p>750</text:p>
          </table:table-cell>
          <table:table-cell table:formula="of:=VLOOKUP([.A40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float" office:value="750" calcext:value-type="float">
            <text:p>750</text:p>
          </table:table-cell>
          <table:table-cell table:formula="of:=VLOOKUP([.A40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82" calcext:value-type="float">
            <text:p>582</text:p>
          </table:table-cell>
          <table:table-cell table:formula="of:=VLOOKUP([.A40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float" office:value="582" calcext:value-type="float">
            <text:p>582</text:p>
          </table:table-cell>
          <table:table-cell table:formula="of:=VLOOKUP([.A40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16" calcext:value-type="float">
            <text:p>616</text:p>
          </table:table-cell>
          <table:table-cell table:formula="of:=VLOOKUP([.A40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float" office:value="616" calcext:value-type="float">
            <text:p>616</text:p>
          </table:table-cell>
          <table:table-cell table:formula="of:=VLOOKUP([.A40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2" calcext:value-type="float">
            <text:p>412</text:p>
          </table:table-cell>
          <table:table-cell table:formula="of:=VLOOKUP([.A41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8" calcext:value-type="float">
            <text:p>838</text:p>
          </table:table-cell>
          <table:table-cell table:formula="of:=VLOOKUP([.A411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3" calcext:value-type="float">
            <text:p>773</text:p>
          </table:table-cell>
          <table:table-cell table:formula="of:=VLOOKUP([.A41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2" calcext:value-type="float">
            <text:p>852</text:p>
          </table:table-cell>
          <table:table-cell table:formula="of:=VLOOKUP([.A413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140" calcext:value-type="float">
            <text:p>140</text:p>
          </table:table-cell>
          <table:table-cell table:formula="of:=VLOOKUP([.A414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9" calcext:value-type="float">
            <text:p>9</text:p>
          </table:table-cell>
          <table:table-cell table:formula="of:=VLOOKUP([.A41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94" calcext:value-type="float">
            <text:p>794</text:p>
          </table:table-cell>
          <table:table-cell table:formula="of:=VLOOKUP([.A41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01" calcext:value-type="float">
            <text:p>801</text:p>
          </table:table-cell>
          <table:table-cell table:formula="of:=VLOOKUP([.A417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3" calcext:value-type="float">
            <text:p>213</text:p>
          </table:table-cell>
          <table:table-cell table:formula="of:=VLOOKUP([.A41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float" office:value="213" calcext:value-type="float">
            <text:p>213</text:p>
          </table:table-cell>
          <table:table-cell table:formula="of:=VLOOKUP([.A41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89" calcext:value-type="float">
            <text:p>289</text:p>
          </table:table-cell>
          <table:table-cell table:formula="of:=VLOOKUP([.A42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float" office:value="289" calcext:value-type="float">
            <text:p>289</text:p>
          </table:table-cell>
          <table:table-cell table:formula="of:=VLOOKUP([.A42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49" calcext:value-type="float">
            <text:p>449</text:p>
          </table:table-cell>
          <table:table-cell table:formula="of:=VLOOKUP([.A42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float" office:value="449" calcext:value-type="float">
            <text:p>449</text:p>
          </table:table-cell>
          <table:table-cell table:formula="of:=VLOOKUP([.A42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61" calcext:value-type="float">
            <text:p>361</text:p>
          </table:table-cell>
          <table:table-cell table:formula="of:=VLOOKUP([.A42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float" office:value="361" calcext:value-type="float">
            <text:p>361</text:p>
          </table:table-cell>
          <table:table-cell table:formula="of:=VLOOKUP([.A42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94" calcext:value-type="float">
            <text:p>894</text:p>
          </table:table-cell>
          <table:table-cell table:formula="of:=VLOOKUP([.A42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float" office:value="894" calcext:value-type="float">
            <text:p>894</text:p>
          </table:table-cell>
          <table:table-cell table:formula="of:=VLOOKUP([.A42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97" calcext:value-type="float">
            <text:p>197</text:p>
          </table:table-cell>
          <table:table-cell table:formula="of:=VLOOKUP([.A42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float" office:value="197" calcext:value-type="float">
            <text:p>197</text:p>
          </table:table-cell>
          <table:table-cell table:formula="of:=VLOOKUP([.A42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39" calcext:value-type="float">
            <text:p>239</text:p>
          </table:table-cell>
          <table:table-cell table:formula="of:=VLOOKUP([.A43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float" office:value="239" calcext:value-type="float">
            <text:p>239</text:p>
          </table:table-cell>
          <table:table-cell table:formula="of:=VLOOKUP([.A43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02" calcext:value-type="float">
            <text:p>802</text:p>
          </table:table-cell>
          <table:table-cell table:formula="of:=VLOOKUP([.A43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float" office:value="802" calcext:value-type="float">
            <text:p>802</text:p>
          </table:table-cell>
          <table:table-cell table:formula="of:=VLOOKUP([.A43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45" calcext:value-type="float">
            <text:p>645</text:p>
          </table:table-cell>
          <table:table-cell table:formula="of:=VLOOKUP([.A43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645" calcext:value-type="float">
            <text:p>645</text:p>
          </table:table-cell>
          <table:table-cell table:formula="of:=VLOOKUP([.A43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17" calcext:value-type="float">
            <text:p>917</text:p>
          </table:table-cell>
          <table:table-cell table:formula="of:=VLOOKUP([.A43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917" calcext:value-type="float">
            <text:p>917</text:p>
          </table:table-cell>
          <table:table-cell table:formula="of:=VLOOKUP([.A43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94" calcext:value-type="float">
            <text:p>694</text:p>
          </table:table-cell>
          <table:table-cell table:formula="of:=VLOOKUP([.A438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67" calcext:value-type="float">
            <text:p>167</text:p>
          </table:table-cell>
          <table:table-cell table:formula="of:=VLOOKUP([.A439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99" calcext:value-type="float">
            <text:p>499</text:p>
          </table:table-cell>
          <table:table-cell table:formula="of:=VLOOKUP([.A440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float" office:value="499" calcext:value-type="float">
            <text:p>499</text:p>
          </table:table-cell>
          <table:table-cell table:formula="of:=VLOOKUP([.A441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11" calcext:value-type="float">
            <text:p>711</text:p>
          </table:table-cell>
          <table:table-cell table:formula="of:=VLOOKUP([.A442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float" office:value="711" calcext:value-type="float">
            <text:p>711</text:p>
          </table:table-cell>
          <table:table-cell table:formula="of:=VLOOKUP([.A443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92" calcext:value-type="float">
            <text:p>992</text:p>
          </table:table-cell>
          <table:table-cell table:formula="of:=VLOOKUP([.A444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float" office:value="992" calcext:value-type="float">
            <text:p>992</text:p>
          </table:table-cell>
          <table:table-cell table:formula="of:=VLOOKUP([.A445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95" calcext:value-type="float">
            <text:p>295</text:p>
          </table:table-cell>
          <table:table-cell table:formula="of:=VLOOKUP([.A446]; [$Люди.A:.D]; 3; 0)" office:value-type="string" office:string-value="м" calcext:value-type="string">
            <text:p>м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float" office:value="295" calcext:value-type="float">
            <text:p>295</text:p>
          </table:table-cell>
          <table:table-cell table:formula="of:=VLOOKUP([.A447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float" office:value="640" calcext:value-type="float">
            <text:p>640</text:p>
          </table:table-cell>
          <table:table-cell table:formula="of:=VLOOKUP([.A448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float" office:value="303" calcext:value-type="float">
            <text:p>303</text:p>
          </table:table-cell>
          <table:table-cell table:formula="of:=VLOOKUP([.A449]; [$Люди.A:.D]; 3; 0)" office:value-type="string" office:string-value="ж" calcext:value-type="string">
            <text:p>ж</text:p>
          </table:table-cell>
          <table:table-cell table:style-name="Default" table:number-columns-repeated="16381"/>
        </table:table-row>
        <table:table-row table:style-name="ro1" table:number-rows-repeated="1048126">
          <table:table-cell table:number-columns-repeated="3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</table:table>
      <table:table table:name="Сводная таблица_Родственные связи_1" table:style-name="ta3">
        <office:forms form:automatic-focus="false" form:apply-design-mode="false"/>
        <table:table-column table:style-name="co5" table:default-cell-style-name="ce5"/>
        <table:table-column table:style-name="co5" table:default-cell-style-name="ce10"/>
        <table:table-column table:style-name="co5" table:number-columns-repeated="2" table:default-cell-style-name="Default"/>
        <table:table-row table:style-name="ro2">
          <table:table-cell table:style-name="Pivot_20_Table_20_Field" office:value-type="string" calcext:value-type="string">
            <text:p>ПОЛ</text:p>
          </table:table-cell>
          <table:table-cell table:style-name="ce7" office:value-type="string" calcext:value-type="string">
            <text:p>м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ID_родителя</text:p>
          </table:table-cell>
          <table:table-cell table:style-name="ce8" office:value-type="string" calcext:value-type="string">
            <text:p>Сумма - ID_ребенка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9" office:value-type="float" office:value="1250" calcext:value-type="float">
            <text:p>1250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625" calcext:value-type="float">
            <text:p>162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13" calcext:value-type="float">
            <text:p>1613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711" calcext:value-type="float">
            <text:p>1711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174" calcext:value-type="float">
            <text:p>1174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062" calcext:value-type="float">
            <text:p>2062</text:p>
          </table:table-cell>
          <table:table-cell table:number-columns-repeated="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220" calcext:value-type="float">
            <text:p>1220</text:p>
          </table:table-cell>
          <table:table-cell table:number-columns-repeated="2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334" calcext:value-type="float">
            <text:p>1334</text:p>
          </table:table-cell>
          <table:table-cell table:number-columns-repeated="2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714" calcext:value-type="float">
            <text:p>714</text:p>
          </table:table-cell>
          <table:table-cell table:number-columns-repeated="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886" calcext:value-type="float">
            <text:p>886</text:p>
          </table:table-cell>
          <table:table-cell table:number-columns-repeated="2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1562" calcext:value-type="float">
            <text:p>1562</text:p>
          </table:table-cell>
          <table:table-cell table:number-columns-repeated="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2212" calcext:value-type="float">
            <text:p>2212</text:p>
          </table:table-cell>
          <table:table-cell table:number-columns-repeated="2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2406" calcext:value-type="float">
            <text:p>2406</text:p>
          </table:table-cell>
          <table:table-cell table:number-columns-repeated="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422" calcext:value-type="float">
            <text:p>1422</text:p>
          </table:table-cell>
          <table:table-cell table:number-columns-repeated="2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738" calcext:value-type="float">
            <text:p>738</text:p>
          </table:table-cell>
          <table:table-cell table:number-columns-repeated="2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063" calcext:value-type="float">
            <text:p>2063</text:p>
          </table:table-cell>
          <table:table-cell table:number-columns-repeated="2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762" calcext:value-type="float">
            <text:p>762</text:p>
          </table:table-cell>
          <table:table-cell table:number-columns-repeated="2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372" calcext:value-type="float">
            <text:p>1372</text:p>
          </table:table-cell>
          <table:table-cell table:number-columns-repeated="2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1038" calcext:value-type="float">
            <text:p>1038</text:p>
          </table:table-cell>
          <table:table-cell table:number-columns-repeated="2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937" calcext:value-type="float">
            <text:p>937</text:p>
          </table:table-cell>
          <table:table-cell table:number-columns-repeated="2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595" calcext:value-type="float">
            <text:p>1595</text:p>
          </table:table-cell>
          <table:table-cell table:number-columns-repeated="2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1067" calcext:value-type="float">
            <text:p>1067</text:p>
          </table:table-cell>
          <table:table-cell table:number-columns-repeated="2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307" calcext:value-type="float">
            <text:p>1307</text:p>
          </table:table-cell>
          <table:table-cell table:number-columns-repeated="2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3381" calcext:value-type="float">
            <text:p>3381</text:p>
          </table:table-cell>
          <table:table-cell table:number-columns-repeated="2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830" calcext:value-type="float">
            <text:p>1830</text:p>
          </table:table-cell>
          <table:table-cell table:number-columns-repeated="2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901" calcext:value-type="float">
            <text:p>1901</text:p>
          </table:table-cell>
          <table:table-cell table:number-columns-repeated="2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917" calcext:value-type="float">
            <text:p>917</text:p>
          </table:table-cell>
          <table:table-cell table:number-columns-repeated="2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1306" calcext:value-type="float">
            <text:p>1306</text:p>
          </table:table-cell>
          <table:table-cell table:number-columns-repeated="2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038" calcext:value-type="float">
            <text:p>1038</text:p>
          </table:table-cell>
          <table:table-cell table:number-columns-repeated="2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116" calcext:value-type="float">
            <text:p>1116</text:p>
          </table:table-cell>
          <table:table-cell table:number-columns-repeated="2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1176" calcext:value-type="float">
            <text:p>1176</text:p>
          </table:table-cell>
          <table:table-cell table:number-columns-repeated="2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836" calcext:value-type="float">
            <text:p>836</text:p>
          </table:table-cell>
          <table:table-cell table:number-columns-repeated="2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1434" calcext:value-type="float">
            <text:p>1434</text:p>
          </table:table-cell>
          <table:table-cell table:number-columns-repeated="2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1728" calcext:value-type="float">
            <text:p>1728</text:p>
          </table:table-cell>
          <table:table-cell table:number-columns-repeated="2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189" calcext:value-type="float">
            <text:p>1189</text:p>
          </table:table-cell>
          <table:table-cell table:number-columns-repeated="2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703" calcext:value-type="float">
            <text:p>703</text:p>
          </table:table-cell>
          <table:table-cell table:number-columns-repeated="2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1180" calcext:value-type="float">
            <text:p>1180</text:p>
          </table:table-cell>
          <table:table-cell table:number-columns-repeated="2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1193" calcext:value-type="float">
            <text:p>1193</text:p>
          </table:table-cell>
          <table:table-cell table:number-columns-repeated="2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663" calcext:value-type="float">
            <text:p>663</text:p>
          </table:table-cell>
          <table:table-cell table:number-columns-repeated="2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777" calcext:value-type="float">
            <text:p>777</text:p>
          </table:table-cell>
          <table:table-cell table:number-columns-repeated="2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976" calcext:value-type="float">
            <text:p>976</text:p>
          </table:table-cell>
          <table:table-cell table:number-columns-repeated="2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3">
          <table:table-cell office:value-type="float" office:value="758" calcext:value-type="float">
            <text:p>758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13"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1893" calcext:value-type="float">
            <text:p>1893</text:p>
          </table:table-cell>
          <table:table-cell table:number-columns-repeated="2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1204" calcext:value-type="float">
            <text:p>1204</text:p>
          </table:table-cell>
          <table:table-cell table:number-columns-repeated="2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1163" calcext:value-type="float">
            <text:p>1163</text:p>
          </table:table-cell>
          <table:table-cell table:number-columns-repeated="2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215" calcext:value-type="float">
            <text:p>1215</text:p>
          </table:table-cell>
          <table:table-cell table:number-columns-repeated="2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1287" calcext:value-type="float">
            <text:p>1287</text:p>
          </table:table-cell>
          <table:table-cell table:number-columns-repeated="2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1210" calcext:value-type="float">
            <text:p>1210</text:p>
          </table:table-cell>
          <table:table-cell table:number-columns-repeated="2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1185" calcext:value-type="float">
            <text:p>1185</text:p>
          </table:table-cell>
          <table:table-cell table:number-columns-repeated="2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2607" calcext:value-type="float">
            <text:p>2607</text:p>
          </table:table-cell>
          <table:table-cell table:number-columns-repeated="2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1638" calcext:value-type="float">
            <text:p>1638</text:p>
          </table:table-cell>
          <table:table-cell table:number-columns-repeated="2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2531" calcext:value-type="float">
            <text:p>2531</text:p>
          </table:table-cell>
          <table:table-cell table:number-columns-repeated="2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1514" calcext:value-type="float">
            <text:p>1514</text:p>
          </table:table-cell>
          <table:table-cell table:number-columns-repeated="2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1319" calcext:value-type="float">
            <text:p>1319</text:p>
          </table:table-cell>
          <table:table-cell table:number-columns-repeated="2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861" calcext:value-type="float">
            <text:p>861</text:p>
          </table:table-cell>
          <table:table-cell table:number-columns-repeated="2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11" office:value-type="float" office:value="618" calcext:value-type="float">
            <text:p>618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Итог Результат</text:p>
          </table:table-cell>
          <table:table-cell table:style-name="ce12" office:value-type="float" office:value="118620" calcext:value-type="float">
            <text:p>11862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Родственные связи'.A1:'Родственные связи'.C449" table:display-filter-buttons="true">
          <table:filter>
            <table:filter-and>
              <table:filter-condition table:value="м" table:operator="=" table:field-number="2"/>
            </table:filter-and>
          </table:filter>
        </table:database-range>
      </table:database-ranges>
      <table:data-pilot-tables>
        <table:data-pilot-table table:name="DataPilot1" table:application-data="" table:target-range-address="'Сводная таблица_Родственные связи_1'.A1:'Сводная таблица_Родственные связи_1'.B118" table:buttons="'Сводная таблица_Родственные связи_1'.A1 'Сводная таблица_Родственные связи_1'.A3" table:show-filter-button="false" table:drill-down-on-double-click="false">
          <table:source-cell-range table:cell-range-address="'Родственные связи'.A1:'Родственные связи'.C449"/>
          <table:data-pilot-field table:source-field-name="ПОЛ" table:orientation="page" table:used-hierarchy="0" table:function="auto" loext:ignore-selected-page="true" table:selected-page="м">
            <table:data-pilot-level table:show-empty="false" calcext:repeat-item-labels="false">
              <table:data-pilot-members>
                <table:data-pilot-member table:name="ж" table:display="false" table:show-details="true"/>
                <table:data-pilot-member table:name="м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_родителя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14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7" table:display="true" table:show-details="true"/>
                <table:data-pilot-member table:name="41" table:display="true" table:show-details="true"/>
                <table:data-pilot-member table:name="46" table:display="true" table:show-details="true"/>
                <table:data-pilot-member table:name="62" table:display="true" table:show-details="true"/>
                <table:data-pilot-member table:name="66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87" table:display="true" table:show-details="true"/>
                <table:data-pilot-member table:name="98" table:display="true" table:show-details="true"/>
                <table:data-pilot-member table:name="108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23" table:display="true" table:show-details="true"/>
                <table:data-pilot-member table:name="126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5" table:display="true" table:show-details="true"/>
                <table:data-pilot-member table:name="149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5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4" table:display="true" table:show-details="true"/>
                <table:data-pilot-member table:name="178" table:display="true" table:show-details="true"/>
                <table:data-pilot-member table:name="188" table:display="true" table:show-details="true"/>
                <table:data-pilot-member table:name="192" table:display="true" table:show-details="true"/>
                <table:data-pilot-member table:name="200" table:display="true" table:show-details="true"/>
                <table:data-pilot-member table:name="204" table:display="true" table:show-details="true"/>
                <table:data-pilot-member table:name="206" table:display="true" table:show-details="true"/>
                <table:data-pilot-member table:name="211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3" table:display="true" table:show-details="true"/>
                <table:data-pilot-member table:name="230" table:display="true" table:show-details="true"/>
                <table:data-pilot-member table:name="234" table:display="true" table:show-details="true"/>
                <table:data-pilot-member table:name="239" table:display="true" table:show-details="true"/>
                <table:data-pilot-member table:name="241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3" table:display="true" table:show-details="true"/>
                <table:data-pilot-member table:name="256" table:display="true" table:show-details="true"/>
                <table:data-pilot-member table:name="262" table:display="true" table:show-details="true"/>
                <table:data-pilot-member table:name="265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5" table:display="true" table:show-details="true"/>
                <table:data-pilot-member table:name="278" table:display="true" table:show-details="true"/>
                <table:data-pilot-member table:name="281" table:display="true" table:show-details="true"/>
                <table:data-pilot-member table:name="285" table:display="true" table:show-details="true"/>
                <table:data-pilot-member table:name="289" table:display="true" table:show-details="true"/>
                <table:data-pilot-member table:name="299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2" table:display="true" table:show-details="true"/>
                <table:data-pilot-member table:name="318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6" table:display="true" table:show-details="true"/>
                <table:data-pilot-member table:name="337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3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82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3" table:display="true" table:show-details="true"/>
                <table:data-pilot-member table:name="422" table:display="true" table:show-details="true"/>
                <table:data-pilot-member table:name="424" table:display="true" table:show-details="true"/>
                <table:data-pilot-member table:name="427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9" table:display="true" table:show-details="true"/>
                <table:data-pilot-member table:name="442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9" table:display="true" table:show-details="true"/>
                <table:data-pilot-member table:name="452" table:display="true" table:show-details="true"/>
                <table:data-pilot-member table:name="465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81" table:display="true" table:show-details="true"/>
                <table:data-pilot-member table:name="486" table:display="true" table:show-details="true"/>
                <table:data-pilot-member table:name="488" table:display="true" table:show-details="true"/>
                <table:data-pilot-member table:name="492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5" table:display="true" table:show-details="true"/>
                <table:data-pilot-member table:name="508" table:display="true" table:show-details="true"/>
                <table:data-pilot-member table:name="517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8" table:display="true" table:show-details="true"/>
                <table:data-pilot-member table:name="540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51" table:display="true" table:show-details="true"/>
                <table:data-pilot-member table:name="553" table:display="true" table:show-details="true"/>
                <table:data-pilot-member table:name="565" table:display="true" table:show-details="true"/>
                <table:data-pilot-member table:name="575" table:display="true" table:show-details="true"/>
                <table:data-pilot-member table:name="579" table:display="true" table:show-details="true"/>
                <table:data-pilot-member table:name="582" table:display="true" table:show-details="true"/>
                <table:data-pilot-member table:name="588" table:display="true" table:show-details="true"/>
                <table:data-pilot-member table:name="595" table:display="true" table:show-details="true"/>
                <table:data-pilot-member table:name="597" table:display="true" table:show-details="true"/>
                <table:data-pilot-member table:name="603" table:display="true" table:show-details="true"/>
                <table:data-pilot-member table:name="605" table:display="true" table:show-details="true"/>
                <table:data-pilot-member table:name="609" table:display="true" table:show-details="true"/>
                <table:data-pilot-member table:name="616" table:display="true" table:show-details="true"/>
                <table:data-pilot-member table:name="627" table:display="true" table:show-details="true"/>
                <table:data-pilot-member table:name="631" table:display="true" table:show-details="true"/>
                <table:data-pilot-member table:name="644" table:display="true" table:show-details="true"/>
                <table:data-pilot-member table:name="646" table:display="true" table:show-details="true"/>
                <table:data-pilot-member table:name="655" table:display="true" table:show-details="true"/>
                <table:data-pilot-member table:name="660" table:display="true" table:show-details="true"/>
                <table:data-pilot-member table:name="662" table:display="true" table:show-details="true"/>
                <table:data-pilot-member table:name="67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7" table:display="true" table:show-details="true"/>
                <table:data-pilot-member table:name="690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2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8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6" table:display="true" table:show-details="true"/>
                <table:data-pilot-member table:name="734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41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8" table:display="true" table:show-details="true"/>
                <table:data-pilot-member table:name="752" table:display="true" table:show-details="true"/>
                <table:data-pilot-member table:name="754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63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70" table:display="true" table:show-details="true"/>
                <table:data-pilot-member table:name="773" table:display="true" table:show-details="true"/>
                <table:data-pilot-member table:name="777" table:display="true" table:show-details="true"/>
                <table:data-pilot-member table:name="784" table:display="true" table:show-details="true"/>
                <table:data-pilot-member table:name="786" table:display="true" table:show-details="true"/>
                <table:data-pilot-member table:name="794" table:display="true" table:show-details="true"/>
                <table:data-pilot-member table:name="796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5" table:display="true" table:show-details="true"/>
                <table:data-pilot-member table:name="817" table:display="true" table:show-details="true"/>
                <table:data-pilot-member table:name="822" table:display="true" table:show-details="true"/>
                <table:data-pilot-member table:name="826" table:display="true" table:show-details="true"/>
                <table:data-pilot-member table:name="834" table:display="true" table:show-details="true"/>
                <table:data-pilot-member table:name="846" table:display="true" table:show-details="true"/>
                <table:data-pilot-member table:name="852" table:display="true" table:show-details="true"/>
                <table:data-pilot-member table:name="856" table:display="true" table:show-details="true"/>
                <table:data-pilot-member table:name="864" table:display="true" table:show-details="true"/>
                <table:data-pilot-member table:name="871" table:display="true" table:show-details="true"/>
                <table:data-pilot-member table:name="875" table:display="true" table:show-details="true"/>
                <table:data-pilot-member table:name="879" table:display="true" table:show-details="true"/>
                <table:data-pilot-member table:name="888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3" table:display="true" table:show-details="true"/>
                <table:data-pilot-member table:name="918" table:display="true" table:show-details="true"/>
                <table:data-pilot-member table:name="921" table:display="true" table:show-details="true"/>
                <table:data-pilot-member table:name="923" table:display="true" table:show-details="true"/>
                <table:data-pilot-member table:name="927" table:display="true" table:show-details="true"/>
                <table:data-pilot-member table:name="935" table:display="true" table:show-details="true"/>
                <table:data-pilot-member table:name="939" table:display="true" table:show-details="true"/>
                <table:data-pilot-member table:name="948" table:display="true" table:show-details="true"/>
                <table:data-pilot-member table:name="950" table:display="true" table:show-details="true"/>
                <table:data-pilot-member table:name="952" table:display="true" table:show-details="true"/>
                <table:data-pilot-member table:name="954" table:display="true" table:show-details="true"/>
                <table:data-pilot-member table:name="956" table:display="true" table:show-details="true"/>
                <table:data-pilot-member table:name="957" table:display="true" table:show-details="true"/>
                <table:data-pilot-member table:name="967" table:display="true" table:show-details="true"/>
                <table:data-pilot-member table:name="973" table:display="true" table:show-details="true"/>
                <table:data-pilot-member table:name="980" table:display="true" table:show-details="true"/>
                <table:data-pilot-member table:name="985" table:display="true" table:show-details="true"/>
                <table:data-pilot-member table:name="986" table:display="true" table:show-details="true"/>
                <table:data-pilot-member table:name="989" table:display="true" table:show-details="true"/>
                <table:data-pilot-member table:name="990" table:display="true" table:show-details="true"/>
                <table:data-pilot-member table:name="99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D_ребенка" table:orientation="data" table:used-hierarchy="0" table:function="sum">
            <table:data-pilot-level table:show-empty="false" calcext:repeat-item-labels="false">
              <table:data-pilot-members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9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86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101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55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9" table:display="true" table:show-details="true"/>
                <table:data-pilot-member table:name="172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2" table:display="true" table:show-details="true"/>
                <table:data-pilot-member table:name="185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7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5" table:display="true" table:show-details="true"/>
                <table:data-pilot-member table:name="232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6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2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9" table:display="true" table:show-details="true"/>
                <table:data-pilot-member table:name="273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81" table:display="true" table:show-details="true"/>
                <table:data-pilot-member table:name="283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11" table:display="true" table:show-details="true"/>
                <table:data-pilot-member table:name="314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9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43" table:display="true" table:show-details="true"/>
                <table:data-pilot-member table:name="347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7" table:display="true" table:show-details="true"/>
                <table:data-pilot-member table:name="372" table:display="true" table:show-details="true"/>
                <table:data-pilot-member table:name="378" table:display="true" table:show-details="true"/>
                <table:data-pilot-member table:name="381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2" table:display="true" table:show-details="true"/>
                <table:data-pilot-member table:name="398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2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1" table:display="true" table:show-details="true"/>
                <table:data-pilot-member table:name="423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8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5" table:display="true" table:show-details="true"/>
                <table:data-pilot-member table:name="437" table:display="true" table:show-details="true"/>
                <table:data-pilot-member table:name="444" table:display="true" table:show-details="true"/>
                <table:data-pilot-member table:name="446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4" table:display="true" table:show-details="true"/>
                <table:data-pilot-member table:name="456" table:display="true" table:show-details="true"/>
                <table:data-pilot-member table:name="458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71" table:display="true" table:show-details="true"/>
                <table:data-pilot-member table:name="476" table:display="true" table:show-details="true"/>
                <table:data-pilot-member table:name="483" table:display="true" table:show-details="true"/>
                <table:data-pilot-member table:name="489" table:display="true" table:show-details="true"/>
                <table:data-pilot-member table:name="494" table:display="true" table:show-details="true"/>
                <table:data-pilot-member table:name="499" table:display="true" table:show-details="true"/>
                <table:data-pilot-member table:name="504" table:display="true" table:show-details="true"/>
                <table:data-pilot-member table:name="509" table:display="true" table:show-details="true"/>
                <table:data-pilot-member table:name="514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2" table:display="true" table:show-details="true"/>
                <table:data-pilot-member table:name="534" table:display="true" table:show-details="true"/>
                <table:data-pilot-member table:name="539" table:display="true" table:show-details="true"/>
                <table:data-pilot-member table:name="546" table:display="true" table:show-details="true"/>
                <table:data-pilot-member table:name="549" table:display="true" table:show-details="true"/>
                <table:data-pilot-member table:name="551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72" table:display="true" table:show-details="true"/>
                <table:data-pilot-member table:name="582" table:display="true" table:show-details="true"/>
                <table:data-pilot-member table:name="584" table:display="true" table:show-details="true"/>
                <table:data-pilot-member table:name="592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600" table:display="true" table:show-details="true"/>
                <table:data-pilot-member table:name="606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6" table:display="true" table:show-details="true"/>
                <table:data-pilot-member table:name="618" table:display="true" table:show-details="true"/>
                <table:data-pilot-member table:name="620" table:display="true" table:show-details="true"/>
                <table:data-pilot-member table:name="636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2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3" table:display="true" table:show-details="true"/>
                <table:data-pilot-member table:name="656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5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5" table:display="true" table:show-details="true"/>
                <table:data-pilot-member table:name="688" table:display="true" table:show-details="true"/>
                <table:data-pilot-member table:name="691" table:display="true" table:show-details="true"/>
                <table:data-pilot-member table:name="694" table:display="true" table:show-details="true"/>
                <table:data-pilot-member table:name="699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8" table:display="true" table:show-details="true"/>
                <table:data-pilot-member table:name="711" table:display="true" table:show-details="true"/>
                <table:data-pilot-member table:name="715" table:display="true" table:show-details="true"/>
                <table:data-pilot-member table:name="720" table:display="true" table:show-details="true"/>
                <table:data-pilot-member table:name="725" table:display="true" table:show-details="true"/>
                <table:data-pilot-member table:name="728" table:display="true" table:show-details="true"/>
                <table:data-pilot-member table:name="731" table:display="true" table:show-details="true"/>
                <table:data-pilot-member table:name="733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5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6" table:display="true" table:show-details="true"/>
                <table:data-pilot-member table:name="778" table:display="true" table:show-details="true"/>
                <table:data-pilot-member table:name="780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6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4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5" table:display="true" table:show-details="true"/>
                <table:data-pilot-member table:name="808" table:display="true" table:show-details="true"/>
                <table:data-pilot-member table:name="814" table:display="true" table:show-details="true"/>
                <table:data-pilot-member table:name="818" table:display="true" table:show-details="true"/>
                <table:data-pilot-member table:name="832" table:display="true" table:show-details="true"/>
                <table:data-pilot-member table:name="836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2" table:display="true" table:show-details="true"/>
                <table:data-pilot-member table:name="856" table:display="true" table:show-details="true"/>
                <table:data-pilot-member table:name="863" table:display="true" table:show-details="true"/>
                <table:data-pilot-member table:name="866" table:display="true" table:show-details="true"/>
                <table:data-pilot-member table:name="868" table:display="true" table:show-details="true"/>
                <table:data-pilot-member table:name="872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90" table:display="true" table:show-details="true"/>
                <table:data-pilot-member table:name="894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900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13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22" table:display="true" table:show-details="true"/>
                <table:data-pilot-member table:name="929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7" table:display="true" table:show-details="true"/>
                <table:data-pilot-member table:name="939" table:display="true" table:show-details="true"/>
                <table:data-pilot-member table:name="959" table:display="true" table:show-details="true"/>
                <table:data-pilot-member table:name="962" table:display="true" table:show-details="true"/>
                <table:data-pilot-member table:name="970" table:display="true" table:show-details="true"/>
                <table:data-pilot-member table:name="976" table:display="true" table:show-details="true"/>
                <table:data-pilot-member table:name="982" table:display="true" table:show-details="true"/>
                <table:data-pilot-member table:name="984" table:display="true" table:show-details="true"/>
                <table:data-pilot-member table:name="992" table:display="true" table:show-details="true"/>
                <table:data-pilot-member table:name="997" table:display="true" table:show-details="true"/>
                <table:data-pilot-member table:name="999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юди" style:display-name="PageStyle_Люд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одственные_20_связи" style:display-name="PageStyle_Родственные связ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/>
    <meta:creation-date>2021-09-01T16:49:18</meta:creation-date>
    <dc:date>2025-09-23T22:34:33.847531000</dc:date>
    <meta:editing-duration>PT9M39S</meta:editing-duration>
    <meta:editing-cycles>1</meta:editing-cycles>
    <meta:document-statistic meta:table-count="3" meta:cell-count="5586" meta:object-count="0"/>
    <meta:generator>LibreOffice/25.8.1.1$MacOSX_AARCH64 LibreOffice_project/54047653041915e595ad4e45cccea684809c77b5</meta:generator>
  </office:meta>
</office:document-meta>
</file>